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layout-cache" manifest:media-type="application/binary"/>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3"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4"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9" style:family="paragraph" style:parent-style-name="Standard">
      <style:text-properties fo:font-variant="normal" fo:text-transform="none" fo:color="#ffffff" style:font-name="Liberation Serif" fo:font-size="10.5pt" fo:letter-spacing="normal" fo:language="en" fo:country="GB" fo:font-style="normal" fo:font-weight="bold"/>
    </style:style>
    <style:style style:name="P10" style:family="paragraph" style:parent-style-name="Standard">
      <style:paragraph-properties fo:text-align="center" style:justify-single-word="false"/>
      <style:text-properties fo:font-variant="normal" fo:text-transform="none" fo:color="#bb6633" style:font-name="Liberation Serif" fo:font-size="8.25pt" fo:letter-spacing="normal" fo:language="en" fo:country="GB" fo:font-style="italic" style:text-underline-style="solid" style:text-underline-width="auto" style:text-underline-color="font-color" fo:font-weight="normal"/>
    </style:style>
    <style:style style:name="P11" style:family="paragraph" style:parent-style-name="Standard">
      <style:paragraph-properties fo:text-align="center" style:justify-single-word="false"/>
      <style:text-properties style:font-name="Liberation Serif" fo:font-size="16pt" fo:language="en" fo:country="GB"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13" style:family="paragraph" style:parent-style-name="Standard">
      <style:paragraph-properties fo:text-align="center" style:justify-single-word="false"/>
      <style:text-properties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14" style:family="paragraph" style:parent-style-name="Standard">
      <style:text-properties style:font-name="Liberation Serif" fo:language="en" fo:country="GB"/>
    </style:style>
    <style:style style:name="P15" style:family="paragraph" style:parent-style-name="Standard">
      <style:text-properties style:font-name="Liberation Serif" fo:language="en" fo:country="GB" fo:font-weight="bold" style:font-weight-asian="bold" style:font-weight-complex="bold"/>
    </style:style>
    <style:style style:name="P16" style:family="paragraph" style:parent-style-name="Standard">
      <style:text-properties style:font-name="Liberation Serif" fo:language="en" fo:country="GB" fo:font-weight="normal" style:font-weight-asian="normal" style:font-weight-complex="normal"/>
    </style:style>
    <style:style style:name="P17" style:family="paragraph" style:parent-style-name="Standard">
      <style:paragraph-properties fo:text-align="center" style:justify-single-word="false"/>
      <style:text-properties style:font-name="Liberation Serif" fo:language="en" fo:country="GB"/>
    </style:style>
    <style:style style:name="P18" style:family="paragraph" style:parent-style-name="Standard">
      <style:text-properties style:font-name="Liberation Serif" fo:language="en" fo:country="GB" style:font-size-asian="10.5pt"/>
    </style:style>
    <style:style style:name="P19" style:family="paragraph" style:parent-style-name="Standard">
      <style:text-properties style:font-name="Liberation Serif" fo:font-size="14pt" fo:language="en" fo:country="GB" fo:font-weight="bold" style:font-size-asian="12.25pt" style:font-weight-asian="bold" style:font-size-complex="14pt" style:font-weight-complex="bold"/>
    </style:style>
    <style:style style:name="P20" style:family="paragraph" style:parent-style-name="Standard">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21" style:family="paragraph" style:parent-style-name="Standard">
      <style:text-properties style:font-name="Liberation Serif" fo:font-size="14pt" fo:language="en" fo:country="GB"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3" style:family="paragraph" style:parent-style-name="Standard">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4" style:family="paragraph" style:parent-style-name="Standard">
      <style:paragraph-properties fo:text-align="center" style:justify-single-word="false"/>
      <style:text-properties style:font-name="Liberation Serif" fo:font-size="12pt" fo:language="en" fo:country="GB" fo:font-weight="bold" style:font-size-asian="12pt" style:font-weight-asian="bold" style:font-size-complex="12pt" style:font-weight-complex="bold"/>
    </style:style>
    <style:style style:name="P25"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27" style:family="paragraph" style:parent-style-name="Standard">
      <style:text-properties style:font-name="Liberation Serif" fo:font-size="12pt" fo:language="en" fo:country="GB" fo:font-weight="normal"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9" style:family="paragraph" style:parent-style-name="Standard">
      <style:paragraph-properties fo:text-align="center"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0"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31"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32"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33"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34"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35" style:family="paragraph" style:parent-style-name="Standard">
      <style:paragraph-properties fo:margin-left="0in" fo:margin-right="0in" fo:text-indent="-0.25in" style:auto-text-indent="false"/>
      <style:text-properties style:font-name="Liberation Serif" fo:language="en" fo:country="GB"/>
    </style:style>
    <style:style style:name="P36" style:family="paragraph" style:parent-style-name="Standard">
      <style:paragraph-properties fo:margin-left="0in" fo:margin-right="0in" fo:text-align="start" style:justify-single-word="false" fo:text-indent="-0.25in" style:auto-text-indent="false"/>
      <style:text-properties style:font-name="Liberation Serif" fo:language="en" fo:country="GB"/>
    </style:style>
    <style:style style:name="P37" style:family="paragraph" style:parent-style-name="Standard">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38" style:family="paragraph" style:parent-style-name="Standard">
      <style:paragraph-properties fo:margin-left="0in" fo:margin-right="0in"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39" style:family="paragraph" style:parent-style-name="Standard">
      <style:paragraph-properties fo:margin-left="0in" fo:margin-right="0in" fo:text-align="center"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0" style:family="paragraph" style:parent-style-name="Standard">
      <style:paragraph-properties fo:margin-left="0in" fo:margin-right="0in" fo:text-align="start"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1"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2" style:family="paragraph" style:parent-style-name="Standard">
      <style:paragraph-properties fo:margin-left="-0.25in" fo:margin-right="0in" fo:text-indent="0in" style:auto-text-indent="false"/>
      <style:text-properties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43" style:family="paragraph" style:parent-style-name="Standard">
      <style:paragraph-properties fo:margin-left="-0.25in" fo:margin-right="0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4"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45"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46" style:family="paragraph" style:parent-style-name="Text_20_body">
      <style:paragraph-properties fo:margin-left="0in" fo:margin-right="0in" style:line-height-at-least="0.198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7" style:family="paragraph" style:parent-style-name="Text_20_body">
      <style:paragraph-properties fo:margin-left="0in" fo:margin-right="0in" style:line-height-at-least="0.198in" fo:text-indent="0in" style:auto-text-indent="false"/>
      <style:text-properties style:font-name="Liberation Serif" fo:font-size="12pt" fo:language="en" fo:country="GB" fo:font-weight="bold" style:font-size-asian="12pt" style:font-weight-asian="bold" style:font-size-complex="12pt" style:font-weight-complex="bold"/>
    </style:style>
    <style:style style:name="P48" style:family="paragraph" style:parent-style-name="Text_20_body">
      <style:paragraph-properties fo:margin-left="0in" fo:margin-right="0in" fo:text-indent="0in" style:auto-text-indent="false"/>
      <style:text-properties style:font-name="Liberation Serif" fo:language="en" fo:country="GB"/>
    </style:style>
    <style:style style:name="P49" style:family="paragraph" style:parent-style-name="Standard">
      <style:text-properties style:font-name="Liberation Serif" fo:language="en" fo:country="GB"/>
    </style:style>
    <style:style style:name="P50" style:family="paragraph" style:parent-style-name="Standard" style:list-style-name="L1">
      <style:text-properties style:font-name="Liberation Serif" fo:language="en" fo:country="GB" fo:font-weight="bold" style:font-weight-asian="bold" style:font-weight-complex="bold"/>
    </style:style>
    <style:style style:name="P51" style:family="paragraph" style:parent-style-name="Standard">
      <style:text-properties style:font-name="Liberation Serif" fo:language="en" fo:country="GB" fo:font-weight="normal" style:font-weight-asian="normal" style:font-weight-complex="normal"/>
    </style:style>
    <style:style style:name="P52" style:family="paragraph" style:parent-style-name="Standard" style:list-style-name="L1">
      <style:text-properties style:font-name="Liberation Serif" fo:language="en" fo:country="GB" fo:font-weight="normal" style:font-weight-asian="normal" style:font-weight-complex="normal"/>
    </style:style>
    <style:style style:name="P53" style:family="paragraph" style:parent-style-name="Standard" style:list-style-name="L2">
      <style:text-properties style:font-name="Liberation Serif" fo:language="en" fo:country="GB" fo:font-weight="normal" style:font-weight-asian="normal" style:font-weight-complex="normal"/>
    </style:style>
    <style:style style:name="P54" style:family="paragraph" style:parent-style-name="Standard" style:list-style-name="L7">
      <style:text-properties style:font-name="Liberation Serif" fo:language="en" fo:country="GB"/>
    </style:style>
    <style:style style:name="P55" style:family="paragraph" style:parent-style-name="Standard">
      <style:paragraph-properties fo:text-align="center" style:justify-single-word="false"/>
      <style:text-properties style:font-name="Liberation Serif" fo:language="en" fo:country="GB"/>
    </style:style>
    <style:style style:name="P56" style:family="paragraph" style:parent-style-name="Standard">
      <style:text-properties style:font-name="Liberation Serif" fo:font-size="14pt" fo:language="en" fo:country="GB" fo:font-weight="bold" style:font-size-asian="12.25pt" style:font-weight-asian="bold" style:font-size-complex="14pt" style:font-weight-complex="bold"/>
    </style:style>
    <style:style style:name="P57" style:family="paragraph" style:parent-style-name="Standard" style:list-style-name="L3">
      <style:text-properties style:font-name="Liberation Serif" fo:font-size="14pt" fo:language="en" fo:country="GB" fo:font-weight="bold" style:font-size-asian="12.25pt" style:font-weight-asian="bold" style:font-size-complex="14pt" style:font-weight-complex="bold"/>
    </style:style>
    <style:style style:name="P58" style:family="paragraph" style:parent-style-name="Standard" style:list-style-name="L5">
      <style:text-properties style:font-name="Liberation Serif" fo:font-size="14pt" fo:language="en" fo:country="GB" fo:font-weight="bold" style:font-size-asian="12.25pt" style:font-weight-asian="bold" style:font-size-complex="14pt" style:font-weight-complex="bold"/>
    </style:style>
    <style:style style:name="P59" style:family="paragraph" style:parent-style-name="Standard" style:list-style-name="L8">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60" style:family="paragraph" style:parent-style-name="Standard">
      <style:text-properties style:font-name="Liberation Serif" fo:font-size="14pt" fo:language="en" fo:country="GB" fo:font-weight="bold" style:font-size-asian="14pt" style:font-weight-asian="bold" style:font-size-complex="14pt" style:font-weight-complex="bold"/>
    </style:style>
    <style:style style:name="P61" style:family="paragraph" style:parent-style-name="Standard" style:list-style-name="L4">
      <style:text-properties style:font-name="Liberation Serif" fo:font-size="14pt" fo:language="en" fo:country="GB" fo:font-weight="bold" style:font-size-asian="14pt" style:font-weight-asian="bold" style:font-size-complex="14pt" style:font-weight-complex="bold"/>
    </style:style>
    <style:style style:name="P62" style:family="paragraph" style:parent-style-name="Standard" style:list-style-name="L12">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3"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64" style:family="paragraph" style:parent-style-name="Standard" style:list-style-name="L6">
      <style:text-properties style:font-name="Liberation Serif" fo:font-size="12pt" fo:language="en" fo:country="GB" fo:font-weight="normal"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66" style:family="paragraph" style:parent-style-name="Standard" style:list-style-name="L8">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67" style:family="paragraph" style:parent-style-name="Standard" style:list-style-name="L9">
      <style:text-properties style:font-name="Liberation Serif" fo:font-size="12pt" fo:language="en" fo:country="GB" fo:font-weight="normal"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69" style:family="paragraph" style:parent-style-name="Standard" style:list-style-name="L11">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0" style:family="paragraph" style:parent-style-name="Standard" style:list-style-name="L14">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1" style:family="paragraph" style:parent-style-name="Standard" style:list-style-name="L15">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2" style:family="paragraph" style:parent-style-name="Standard" style:list-style-name="L13">
      <style:paragraph-properties fo:text-align="start" style:justify-single-word="false"/>
      <style:text-properties style:font-name="Liberation Serif" fo:font-size="12pt" fo:language="en" fo:country="GB" fo:font-weight="normal" style:font-size-asian="12pt" style:font-weight-asian="normal" style:font-size-complex="12pt" style:font-weight-complex="normal"/>
    </style:style>
    <style:style style:name="P73" style:family="paragraph" style:parent-style-name="Standard" style:list-style-name="L13">
      <style:paragraph-properties fo:text-align="start" style:justify-single-word="false"/>
      <style:text-properties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13">
      <style:paragraph-properties fo:text-align="start" style:justify-single-word="false"/>
      <style:text-properties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13">
      <style:paragraph-properties fo:text-align="start" style:justify-single-word="false"/>
      <style:text-properties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76"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77"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78"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79"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1" style:family="paragraph" style:parent-style-name="Standard" style:list-style-name="L4">
      <style:paragraph-properties fo:margin-left="0in" fo:margin-right="0in" fo:text-indent="-0.25in" style:auto-text-indent="false"/>
      <style:text-properties style:font-name="Liberation Serif" fo:language="en" fo:country="GB"/>
    </style:style>
    <style:style style:name="P82" style:family="paragraph" style:parent-style-name="Standard" style:list-style-name="L4">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83" style:family="paragraph" style:parent-style-name="Standard">
      <style:paragraph-properties fo:margin-left="0in" fo:margin-right="0in"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84" style:family="paragraph" style:parent-style-name="Standard">
      <style:paragraph-properties fo:margin-left="0in" fo:margin-right="0in" fo:text-align="center"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85"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6" style:family="paragraph" style:parent-style-name="Standard" style:list-style-name="L15">
      <style:paragraph-properties fo:margin-left="0.9846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7" style:family="paragraph" style:parent-style-name="Standard">
      <style:paragraph-properties fo:margin-left="-0.25in" fo:margin-right="0in" fo:text-align="start" style:justify-single-word="false" fo:text-indent="0in" style:auto-text-indent="false"/>
      <style:text-properties style:font-name="Liberation Serif" fo:font-size="12pt" fo:language="en" fo:country="GB" fo:font-weight="normal" style:font-size-asian="10.5pt" style:font-weight-asian="normal" style:font-size-complex="12pt" style:font-weight-complex="normal"/>
    </style:style>
    <style:style style:name="P88"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89" style:family="paragraph" style:parent-style-name="Text_20_body">
      <style:paragraph-properties fo:margin-left="0in" fo:margin-right="0in" fo:text-indent="0in" style:auto-text-indent="false"/>
      <style:text-properties style:font-name="Liberation Serif" fo:language="en" fo:country="GB"/>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variant="normal" fo:text-transform="none" fo:color="#000000" fo:font-size="9pt" fo:letter-spacing="normal" fo:font-style="normal" fo:font-weight="normal"/>
    </style:style>
    <style:style style:name="T5" style:family="text">
      <style:text-properties fo:font-variant="normal" fo:text-transform="none" fo:color="#000000"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style:font-name-asian="WenQuanYi Micro Hei" style:font-name-complex="Lohit Hindi"/>
    </style:style>
    <style:style style:name="T14" style:family="text">
      <style:text-properties fo:font-size="16pt" fo:font-weight="bold" style:font-size-asian="14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bstract</text:p>
      <text:p text:style-name="P14"/>
      <text:p text:style-name="P14"/>
      <text:p text:style-name="P14"/>
      <text:p text:style-name="P14"/>
      <text:p text:style-name="P14">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2">Contents</text:p>
      <text:p text:style-name="P14"/>
      <text:p text:style-name="P15"/>
      <text:list xml:id="list138582432" text:style-name="L1">
        <text:list-item>
          <text:p text:style-name="P50">Introduction</text:p>
        </text:list-item>
        <text:list-item>
          <text:p text:style-name="P50">Speech signal</text:p>
          <text:list>
            <text:list-item>
              <text:p text:style-name="P52">Human factor</text:p>
            </text:list-item>
            <text:list-item>
              <text:p text:style-name="P52">Mel scale.</text:p>
            </text:list-item>
            <text:list-item>
              <text:p text:style-name="P52">Frequency spectrum.</text:p>
            </text:list-item>
            <text:list-item>
              <text:p text:style-name="P52">Cepstrum</text:p>
            </text:list-item>
            <text:list-item>
              <text:p text:style-name="P52">Sphinx frontend</text:p>
            </text:list-item>
          </text:list>
        </text:list-item>
        <text:list-item>
          <text:p text:style-name="P50">Speech modelling</text:p>
          <text:list>
            <text:list-item>
              <text:p text:style-name="P52">Phonetics</text:p>
            </text:list-item>
            <text:list-item>
              <text:p text:style-name="P52">Audio distances</text:p>
            </text:list-item>
            <text:list-item>
              <text:p text:style-name="P52">Gaussian models</text:p>
            </text:list-item>
            <text:list-item>
              <text:p text:style-name="P52">EM algorithm</text:p>
            </text:list-item>
            <text:list-item>
              <text:p text:style-name="P52">Hidden Markov Model</text:p>
            </text:list-item>
            <text:list-item>
              <text:p text:style-name="P52">Baum-Welch algorithm</text:p>
            </text:list-item>
          </text:list>
        </text:list-item>
        <text:list-item>
          <text:p text:style-name="P50">Simple pause and length alignment.</text:p>
          <text:list>
            <text:list-item>
              <text:p text:style-name="P52">Speech detection</text:p>
            </text:list-item>
            <text:list-item>
              <text:p text:style-name="P52">Text split</text:p>
            </text:list-item>
            <text:list-item>
              <text:p text:style-name="P52">Estimating time.</text:p>
            </text:list-item>
            <text:list-item>
              <text:p text:style-name="P52">Alignment</text:p>
            </text:list-item>
            <text:list-item>
              <text:p text:style-name="P52">Results</text:p>
            </text:list-item>
          </text:list>
        </text:list-item>
        <text:list-item>
          <text:p text:style-name="P50">Word alignment based on similar audio model.</text:p>
          <text:list>
            <text:list-item>
              <text:p text:style-name="P52">Speech recognition.</text:p>
            </text:list-item>
            <text:list-item>
              <text:p text:style-name="P52">Differences between Russian, Polish and English phonology.</text:p>
            </text:list-item>
            <text:list-item>
              <text:p text:style-name="P52">Grapheme to phoneme conversion grammar.</text:p>
            </text:list-item>
            <text:list-item>
              <text:p text:style-name="P52">Alignment using audio model.</text:p>
            </text:list-item>
          </text:list>
        </text:list-item>
        <text:list-item>
          <text:p text:style-name="P50">Phoneme alignment.</text:p>
          <text:list>
            <text:list-item>
              <text:p text:style-name="P52">Introduction</text:p>
            </text:list-item>
            <text:list-item>
              <text:p text:style-name="P52">Approaches</text:p>
            </text:list-item>
            <text:list-item>
              <text:p text:style-name="P52">Test results</text:p>
            </text:list-item>
          </text:list>
        </text:list-item>
        <text:list-item>
          <text:p text:style-name="P50">Training audio from large audio files</text:p>
          <text:list>
            <text:list-item>
              <text:p text:style-name="P52">Putting all together</text:p>
            </text:list-item>
            <text:list-item>
              <text:p text:style-name="P52">Test results</text:p>
            </text:list-item>
          </text:list>
        </text:list-item>
        <text:list-item>
          <text:p text:style-name="P50">Testing alignment with synthesizer.</text:p>
          <text:list>
            <text:list-item>
              <text:p text:style-name="P52">Introduction</text:p>
            </text:list-item>
            <text:list-item>
              <text:p text:style-name="P52">Approach</text:p>
            </text:list-item>
            <text:list-item>
              <text:p text:style-name="P52">Test results</text:p>
            </text:list-item>
          </text:list>
        </text:list-item>
        <text:list-item>
          <text:p text:style-name="P50">Summary and conclusion.</text:p>
        </text:list-item>
        <text:list-item>
          <text:p text:style-name="P50">Bibliography</text:p>
        </text:list-item>
      </text:list>
      <text:list xml:id="list993640062" text:style-name="L2">
        <text:list-header>
          <text:p text:style-name="P53"/>
        </text:list-header>
      </text:list>
      <text:p text:style-name="P14"/>
      <text:p text:style-name="P14"/>
      <text:p text:style-name="P14"/>
      <text:p text:style-name="P12"><text:soft-page-break/>1. Introductio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oft-page-break/><text:span text:style-name="T14">2. Speech Signal</text:span></text:p>
      <text:p text:style-name="P12"/>
      <text:p text:style-name="P14"/>
      <text:list xml:id="list1172104907" text:style-name="L3">
        <text:list-item>
          <text:list>
            <text:list-item>
              <text:p text:style-name="P57">Human factor</text:p>
            </text:list-item>
          </text:list>
        </text:list-item>
      </text:list>
      <text:p text:style-name="P14"/>
      <text:p text:style-name="P14"/>
      <text:p text:style-name="P14">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4">What is sound? According to dictionary: „Vibrations transmitted through an elastic solid or liquid or gas, with frequencies in the approximate range of 20 to 20000 hertz, capable of being detected by human organs of hearing”. [1]</text:p>
      <text:p text:style-name="P9"/>
      <text:p text:style-name="P14">How do we hear? Human ear consist about 30000 hair-cells, which can convert mechanical wave of the sound into electromagnetic wave inside auditory nerves [2]. </text:p>
      <text:p text:style-name="P14">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4"/>
      <text:p text:style-name="P14">Humans can hear frequencies, that begins as low as 12Hz (under laboratory conditions) to 20kHz (for adults usually much lower). However speech range is a little bit smaller than that [3]:</text:p>
      <text:p text:style-name="P14"/>
      <text:p text:style-name="P14"/>
      <text:p text:style-name="P14"><draw:frame draw:style-name="fr1" draw:name="grafika3" text:anchor-type="paragraph" svg:x="1.248in" svg:y="0.1165in" svg:width="4.3882in" svg:height="3.728in" draw:z-index="40"><draw:image xlink:href="Pictures/1000000000000200000001C70E0F2BC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914042668" text:style-name="L4">
        <text:list-item>
          <text:list>
            <text:list-header>
              <text:p text:style-name="P61">2.2. <text:soft-page-break/>2.2. Mel scale.</text:p>
              <text:p text:style-name="P61"/>
            </text:list-header>
          </text:list>
        </text:list-item>
      </text:list>
      <text:p text:style-name="P14">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4"/>
      <text:p text:style-name="P14">Certain formulas were conceived to translate frequency scale to some, that is closer to how human actually perceive sound.</text:p>
      <text:p text:style-name="P14"/>
      <text:p text:style-name="P14">One popular is mel scale, where mel comes from melody: [6]</text:p>
      <text:p text:style-name="P17"><text:tab/><draw:frame draw:style-name="fr4" draw:name="Obiekt24" text:anchor-type="as-char" svg:y="-0.3047in" svg:width="1.9992in" svg:height="0.4925in" draw:z-index="56"><draw:object xlink:href="./Object 24" xlink:type="simple" xlink:show="embed" xlink:actuate="onLoad"/><draw:image xlink:href="./ObjectReplacements/Object 24" xlink:type="simple" xlink:show="embed" xlink:actuate="onLoad"/></draw:frame></text:p>
      <text:list xml:id="list569002574" text:continue-numbering="true" text:style-name="L4">
        <text:list-item>
          <text:list>
            <text:list-header>
              <text:p text:style-name="P81">What looks like that:</text:p>
            </text:list-header>
          </text:list>
        </text:list-item>
      </text:list>
      <text:p text:style-name="P14"/>
      <text:p text:style-name="P2"><draw:frame draw:style-name="fr1" draw:name="grafika2" text:anchor-type="paragraph" svg:x="0.748in" svg:y="0.0283in" svg:width="5.4925in" svg:height="3.2929in" draw:z-index="37"><draw:image xlink:href="Pictures/20000001000052AF00003E032502140A.svg" xlink:type="simple" xlink:show="embed" xlink:actuate="onLoad"/></draw:frame></text:p>
      <text:p text:style-name="P2"/>
      <text:p text:style-name="P4">Another popular formula of so called <text:span text:style-name="T7">bark scale</text:span>, which is based on perception of loudness of the sound and proposed by Eberhard Zwicker in 1961. [7]</text:p>
      <text:p text:style-name="P5"><text:tab/><draw:frame draw:style-name="fr4" draw:name="Obiekt25" text:anchor-type="as-char" svg:y="-0.3339in" svg:width="3.4366in" svg:height="0.552in" draw:z-index="63"><draw:object xlink:href="./Object 25" xlink:type="simple" xlink:show="embed" xlink:actuate="onLoad"/><draw:image xlink:href="./ObjectReplacements/Object 25" xlink:type="simple" xlink:show="embed" xlink:actuate="onLoad"/></draw:frame></text:p>
      <text:p text:style-name="P4"><text:tab/></text:p>
      <text:p text:style-name="P4">In this project we use mel scale implemented in sphinx library, although bark scale is becoming more popular recently.</text:p>
      <text:p text:style-name="P4"/>
      <text:list xml:id="list233110846" text:continue-numbering="true" text:style-name="L4">
        <text:list-item>
          <text:list>
            <text:list-header>
              <text:p text:style-name="P77"><text:soft-page-break/>2.3. Frequency spectrum.</text:p>
            </text:list-header>
          </text:list>
        </text:list-item>
      </text:list>
      <text:p text:style-name="P2"/>
      <text:p text:style-name="P4">The conclusion from the anatomy of human ear is, that frequencies of the sound are important.</text:p>
      <text:p text:style-name="P4">How can we obtain frequency spectrum from a digitized sound, so we can process this further?</text:p>
      <text:p text:style-name="P4"/>
      <text:p text:style-name="P4">The obvious tool for conversion of discrete function to frequencies is Discrete Fourier Transform.</text:p>
      <text:p text:style-name="P4">Named after Jean Baptiste Joseph Fourier it is one of the most often used techniques of modern times.</text:p>
      <text:p text:style-name="P4"/>
      <text:p text:style-name="P4">It all starts from the postulate, that a heat equation can be satisfied by function of form: [11]</text:p>
      <text:p text:style-name="P5"><text:tab/><draw:frame draw:style-name="fr4" draw:name="Obiekt26" text:anchor-type="as-char" svg:y="-0.278in" svg:width="3.1917in" svg:height="0.3945in" draw:z-index="64"><draw:object xlink:href="./Object 26" xlink:type="simple" xlink:show="embed" xlink:actuate="onLoad"/><draw:image xlink:href="./ObjectReplacements/Object 26" xlink:type="simple" xlink:show="embed" xlink:actuate="onLoad"/></draw:frame></text:p>
      <text:p text:style-name="P6">or in complex form:</text:p>
      <text:p text:style-name="P5"><draw:frame draw:style-name="fr4" draw:name="Obiekt27" text:anchor-type="as-char" svg:y="-0.2307in" svg:width="1.7902in" svg:height="0.3465in" draw:z-index="65"><draw:object xlink:href="./Object 27" xlink:type="simple" xlink:show="embed" xlink:actuate="onLoad"/><draw:image xlink:href="./ObjectReplacements/Object 27" xlink:type="simple" xlink:show="embed" xlink:actuate="onLoad"/></draw:frame></text:p>
      <text:p text:style-name="P6">Basically we convert our function's domain to frequency domain or to domain of sinusoidal functions. <draw:frame draw:style-name="fr4" draw:name="Obiekt28" text:anchor-type="as-char" svg:y="-0.1484in" svg:width="0.2516in" svg:height="0.2091in" draw:z-index="66"><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4"/>
      <text:p text:style-name="P4">The coefficients for any integrable functions over an interval <draw:frame draw:style-name="fr4" draw:name="Obiekt30" text:anchor-type="as-char" svg:y="-0.3047in" svg:width="0.8299in" svg:height="0.4925in" draw:z-index="67"><draw:object xlink:href="./Object 30" xlink:type="simple" xlink:show="embed" xlink:actuate="onLoad"/><draw:image xlink:href="./ObjectReplacements/Object 30" xlink:type="simple" xlink:show="embed" xlink:actuate="onLoad"/></draw:frame> can be obtain using formula: [11]</text:p>
      <text:p text:style-name="P5"><draw:frame draw:style-name="fr4" draw:name="Obiekt29" text:anchor-type="as-char" svg:y="-0.3571in" svg:width="2.072in" svg:height="0.589in" draw:z-index="68"><draw:object xlink:href="./Object 29" xlink:type="simple" xlink:show="embed" xlink:actuate="onLoad"/><draw:image xlink:href="./ObjectReplacements/Object 29" xlink:type="simple" xlink:show="embed" xlink:actuate="onLoad"/></draw:frame></text:p>
      <text:p text:style-name="P4">or for the discrete case:</text:p>
      <text:p text:style-name="P5"><text:tab/><draw:frame draw:style-name="fr4" draw:name="Obiekt31" text:anchor-type="as-char" svg:y="-0.278in" svg:width="2.1484in" svg:height="0.3945in" draw:z-index="69"><draw:object xlink:href="./Object 31" xlink:type="simple" xlink:show="embed" xlink:actuate="onLoad"/><draw:image xlink:href="./ObjectReplacements/Object 31" xlink:type="simple" xlink:show="embed" xlink:actuate="onLoad"/><svg:desc>formuła</svg:desc></draw:frame></text:p>
      <text:p text:style-name="P4"/>
      <text:p text:style-name="P4">So far we haven't found any use in the speech recognition for phase part of the coefficients, however amplitude determins how powerful is signal at given frequncy. The power value is given by:</text:p>
      <text:p text:style-name="P5"><draw:frame draw:style-name="fr4" draw:name="Obiekt32" text:anchor-type="as-char" svg:y="-0.2374in" svg:width="2.7634in" svg:height="0.3138in" draw:z-index="71"><draw:object xlink:href="./Object 32" xlink:type="simple" xlink:show="embed" xlink:actuate="onLoad"/><draw:image xlink:href="./ObjectReplacements/Object 32" xlink:type="simple" xlink:show="embed" xlink:actuate="onLoad"/></draw:frame></text:p>
      <text:p text:style-name="P4"><draw:frame draw:style-name="fr1" draw:name="grafika4" text:anchor-type="paragraph" svg:x="1.7146in" svg:y="0.0252in" svg:width="4.6008in" svg:height="3.5055in" draw:z-index="41"><draw:image xlink:href="Pictures/1000000000000223000001FBD519B101.gif" xlink:type="simple" xlink:show="embed" xlink:actuate="onLoad"/></draw:frame>A sample conversion:</text:p>
      <text:p text:style-name="P4"/>
      <text:p text:style-name="P4"/>
      <text:p text:style-name="P4"/>
      <text:p text:style-name="P2"/>
      <text:list xml:id="list99087569" text:continue-numbering="true" text:style-name="L4">
        <text:list-item>
          <text:list>
            <text:list-header>
              <text:p text:style-name="P77"/>
            </text:list-header>
          </text:list>
        </text:list-item>
      </text:list>
      <text:p text:style-name="P2"/>
      <text:p text:style-name="P2"/>
      <text:p text:style-name="P2"/>
      <text:p text:style-name="P2"/>
      <text:p text:style-name="P2"/>
      <text:p text:style-name="P2"/>
      <text:p text:style-name="P4"/>
      <text:p text:style-name="P4"><text:soft-page-break/>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4"/>
      <text:p text:style-name="P4">Also windows with abrupt signal discontinuities may cause result with spectral artefacts, so a windowing function is usually applied. Popular choice is a Hamming window function: [8]</text:p>
      <text:p text:style-name="P78"><draw:frame draw:style-name="fr4" draw:name="Obiekt34" text:anchor-type="as-char" svg:y="-0.3047in" svg:width="2.3783in" svg:height="0.4925in" draw:z-index="107"><draw:object xlink:href="./Object 34" xlink:type="simple" xlink:show="embed" xlink:actuate="onLoad"/><draw:image xlink:href="./ObjectReplacements/Object 34" xlink:type="simple" xlink:show="embed" xlink:actuate="onLoad"/></draw:frame></text:p>
      <text:p text:style-name="P6">Which plot is:</text:p>
      <text:p text:style-name="P6"><draw:frame draw:style-name="fr2" draw:name="grafika29" text:anchor-type="paragraph" svg:width="2.261in" svg:height="1.2807in" draw:z-index="45"><draw:image xlink:href="Pictures/1000000000000134000000D30D8F5345.gif" xlink:type="simple" xlink:show="embed" xlink:actuate="onLoad"/></draw:frame></text:p>
      <text:p text:style-name="P2"/>
      <text:p text:style-name="P2"/>
      <text:p text:style-name="P2"/>
      <text:p text:style-name="P2"/>
      <text:p text:style-name="P2"/>
      <text:p text:style-name="P2"/>
      <text:p text:style-name="P4">Note that it emphasises values in the middle of the window, so our actual windows should overlap to cover whole time domain. For example by shifting a window by a percentage of it actual width:</text:p>
      <text:p text:style-name="P4"/>
      <text:p text:style-name="P4"><draw:frame draw:style-name="fr1" draw:name="grafika30" text:anchor-type="paragraph" svg:x="1.8035in" svg:y="0.0134in" svg:width="3.7535in" svg:height="2.7508in" draw:z-index="46"><draw:image xlink:href="Pictures/100000000000019300000150425FF569.gif" xlink:type="simple" xlink:show="embed" xlink:actuate="onLoad"/></draw:frame></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2"/>
      <text:p text:style-name="P2"/>
      <text:p text:style-name="P2"/>
      <text:p text:style-name="P2"/>
      <text:p text:style-name="P2"/>
      <text:p text:style-name="P2"/>
      <text:p text:style-name="P2"/>
      <text:p text:style-name="P4"><text:soft-page-break/>A human speech signal in frequency and time domain: [3]</text:p>
      <text:p text:style-name="P4"><draw:frame draw:style-name="fr1" draw:name="grafika5" text:anchor-type="paragraph" svg:x="0.7071in" svg:y="0.9272in" svg:width="5.511in" svg:height="6.2307in" draw:z-index="44"><draw:image xlink:href="Pictures/1000000000000208000002698F28F1DD.png" xlink:type="simple" xlink:show="embed" xlink:actuate="onLoad"/></draw:frame></text:p>
      <text:p text:style-name="P4"/>
      <text:p text:style-name="P2"/>
      <text:p text:style-name="P2"/>
      <text:p text:style-name="P2"/>
      <text:p text:style-name="P2"/>
      <text:p text:style-name="P2"/>
      <text:p text:style-name="P2"/>
      <text:p text:style-name="P2"/>
      <text:p text:style-name="P2"/>
      <text:p text:style-name="P2"/>
      <text:list xml:id="list1186465283" text:continue-numbering="true" text:style-name="L4">
        <text:list-item>
          <text:list>
            <text:list-header>
              <text:p text:style-name="P77"><text:soft-page-break/>2.4. Cepstrum.</text:p>
              <text:p text:style-name="P77"/>
              <text:p text:style-name="P85">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4">A cepstrum of the signal is gives us this additional information.</text:p>
      <text:p text:style-name="P4"/>
      <text:p text:style-name="P4">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4">For example a cepstrum of an echoed signal in the picture below shows clearly a three 'quefrencies' of the echo of the signal. [12]</text:p>
      <text:p text:style-name="P2"/>
      <text:p text:style-name="P14"><draw:frame draw:style-name="fr3" draw:name="grafika8" text:anchor-type="paragraph" svg:width="6.048in" svg:height="3.1689in" draw:z-index="47"><draw:image xlink:href="Pictures/10000000000002460000020C8C71AC73.png" xlink:type="simple" xlink:show="embed" xlink:actuate="onLoad"/></draw:frame></text:p>
      <text:p text:style-name="P14">Cepstrum definition is: „Inverse Fourier transform of the logarithm of the magnitude of the Fourier transform ” or:</text:p>
      <text:p text:style-name="P17"><draw:frame draw:style-name="fr4" draw:name="Obiekt38" text:anchor-type="as-char" svg:y="-0.2154in" svg:width="1.9728in" svg:height="0.2756in" draw:z-index="72"><draw:object xlink:href="./Object 38" xlink:type="simple" xlink:show="embed" xlink:actuate="onLoad"/><draw:image xlink:href="./ObjectReplacements/Object 38" xlink:type="simple" xlink:show="embed" xlink:actuate="onLoad"/></draw:frame></text:p>
      <text:p text:style-name="P14">,or:</text:p>
      <text:p text:style-name="P17"><draw:frame draw:style-name="fr4" draw:name="Obiekt37" text:anchor-type="as-char" svg:y="-0.3047in" svg:width="2.9882in" svg:height="0.4925in" draw:z-index="73"><draw:object xlink:href="./Object 37" xlink:type="simple" xlink:show="embed" xlink:actuate="onLoad"/><draw:image xlink:href="./ObjectReplacements/Object 37" xlink:type="simple" xlink:show="embed" xlink:actuate="onLoad"/></draw:frame></text:p>
      <text:p text:style-name="P14">This is the definition of the power cepstrum, since it is calculated from the magnitude of each frequency band. However there also exists a complex, real and phase cepstrum depending on what part of initial Fourier transform it uses.</text:p>
      <text:p text:style-name="P14">In speech related problems a power cepstrum is usually used and I haven't see any reason to not focus only on this.</text:p>
      <text:p text:style-name="P14"/>
      <text:p text:style-name="P14"/>
      <text:p text:style-name="P14"/>
      <text:p text:style-name="P14"/>
      <text:p text:style-name="P46"><draw:frame draw:style-name="fr1" draw:name="grafika9" text:anchor-type="paragraph" svg:x="-0.0016in" svg:y="-0.3311in" svg:width="2.3445in" svg:height="8.3154in" draw:z-index="48"><draw:image xlink:href="Pictures/10000000000001800000033CD832ECF5.png" xlink:type="simple" xlink:show="embed" xlink:actuate="onLoad"/></draw:frame><text:soft-page-break/><text:span text:style-name="T4">Th</text:span><text:span text:style-name="T3">is is a typical cepstrum sequence of the vowel [3] computed every </text:span><text:span text:style-name="T3">10ms.</text:span></text:p>
      <text:p text:style-name="P44">If the sound becomes periodic in the frequency domain it quefrency domain contains a peak which is related to the periodicity of the sound.</text:p>
      <text:p text:style-name="P44">Note that similar results can be obtained by taking just additional DFT of the signal. Inverse Fourier Transform is closely related to Fourier Transform and also performs a split of the function into periodic components. </text:p>
      <text:p text:style-name="P47"><text:span text:style-name="T2">After all IFT is defined: </text:span><text:span text:style-name="T2"><draw:frame draw:style-name="fr4" draw:name="Obiekt39" text:anchor-type="as-char" svg:y="-0.2272in" svg:width="2.0945in" svg:height="0.3409in" draw:z-index="74"><draw:object xlink:href="./Object 39" xlink:type="simple" xlink:show="embed" xlink:actuate="onLoad"/><draw:image xlink:href="./ObjectReplacements/Object 39" xlink:type="simple" xlink:show="embed" xlink:actuate="onLoad"/></draw:frame></text:span></text:p>
      <text:p text:style-name="P47"><text:span text:style-name="T2">while FT is defined: </text:span><text:span text:style-name="T2"><draw:frame draw:style-name="fr4" draw:name="Obiekt40" text:anchor-type="as-char" svg:y="-0.2272in" svg:width="2.1374in" svg:height="0.3409in" draw:z-index="75"><draw:object xlink:href="./Object 40" xlink:type="simple" xlink:show="embed" xlink:actuate="onLoad"/><draw:image xlink:href="./ObjectReplacements/Object 40" xlink:type="simple" xlink:show="embed" xlink:actuate="onLoad"/></draw:frame></text:span></text:p>
      <text:p text:style-name="P44"/>
      <text:p text:style-name="P44">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44"/>
      <text:p text:style-name="P44"/>
      <text:p text:style-name="P44">A bit different way of looking at the signal cepstrum is as a homomorphic transformation which changes convolution into sum. [3]</text:p>
      <text:p text:style-name="P24"><draw:frame draw:style-name="fr4" draw:name="Obiekt41" text:anchor-type="as-char" svg:y="-0.1898in" svg:width="1.5429in" svg:height="0.2508in" draw:z-index="76"><draw:object xlink:href="./Object 41" xlink:type="simple" xlink:show="embed" xlink:actuate="onLoad"/><draw:image xlink:href="./ObjectReplacements/Object 41" xlink:type="simple" xlink:show="embed" xlink:actuate="onLoad"/></draw:frame></text:p>
      <text:p text:style-name="P24"><draw:frame draw:style-name="fr4" draw:name="Obiekt42" text:anchor-type="as-char" svg:y="-0.1898in" svg:width="1.5484in" svg:height="0.2508in" draw:z-index="77"><draw:object xlink:href="./Object 42" xlink:type="simple" xlink:show="embed" xlink:actuate="onLoad"/><draw:image xlink:href="./ObjectReplacements/Object 42" xlink:type="simple" xlink:show="embed" xlink:actuate="onLoad"/><svg:desc>formuła</svg:desc></draw:frame></text:p>
      <text:p text:style-name="P26">Which on it's own can be seen as way of separating signals. In the example with echo, we could have used the cepstrum to separate echoed signal from initial signal, and for example it might be used to filter out the audio feedback.</text:p>
      <text:p text:style-name="P21"/>
      <text:p text:style-name="P21"/>
      <text:p text:style-name="P21"/>
      <text:p text:style-name="P21"/>
      <text:p text:style-name="P21"/>
      <text:p text:style-name="P21"/>
      <text:p text:style-name="P21"/>
      <text:p text:style-name="P21"/>
      <text:p text:style-name="P21"/>
      <text:p text:style-name="P21"/>
      <text:list xml:id="list1584024227" text:continue-numbering="true" text:style-name="L4">
        <text:list-item>
          <text:list>
            <text:list-header>
              <text:p text:style-name="P61"><text:soft-page-break/>2.5. Sphinx frontend.</text:p>
            </text:list-header>
          </text:list>
        </text:list-item>
      </text:list>
      <text:p text:style-name="P14"/>
      <text:p text:style-name="P14"/>
      <text:p text:style-name="P14">Sphinx is a speech recognition toolkit with a lot of useful features for any speech related problem. </text:p>
      <text:p text:style-name="P14">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4"/>
      <text:p text:style-name="P14">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4"/>
      <text:p text:style-name="P14">Sphinx frontend is a list of transformations executed on the result of the transformation placed higher in the list or stated differently a transformation composition.</text:p>
      <text:p text:style-name="P14">This includes:</text:p>
      <text:p text:style-name="P14"><text:tab/>Data Blocker,</text:p>
      <text:p text:style-name="P14"><text:tab/>Preemphasizer,</text:p>
      <text:p text:style-name="P14"><text:tab/>Windower,</text:p>
      <text:p text:style-name="P14"><text:tab/>Discrete Fourier Transform,</text:p>
      <text:p text:style-name="P14"><text:tab/>Mel Frequency Filter Bank,</text:p>
      <text:p text:style-name="P14"><text:tab/>Discrete Cosine Transform,</text:p>
      <text:p text:style-name="P14"><text:tab/>Cepstral Mean Normalization,</text:p>
      <text:p text:style-name="P14"><text:tab/>Deltas Feature Extractor.</text:p>
      <text:p text:style-name="P14"/>
      <text:list xml:id="list1746314012" text:continue-numbering="true" text:style-name="L4">
        <text:list-item>
          <text:list>
            <text:list-item>
              <text:list>
                <text:list-header>
                  <text:p text:style-name="P82">2.5.1. Data Blocker</text:p>
                </text:list-header>
              </text:list>
            </text:list-item>
          </text:list>
        </text:list-item>
      </text:list>
      <text:p text:style-name="P37"/>
      <text:p text:style-name="P35">This initial transformation reads incoming double data read from audio source (way or microphone) and</text:p>
      <text:p text:style-name="P35">prepares blocks of the data to be used in later phases. In our case blocks contain 10ms of audio data.</text:p>
      <text:p text:style-name="P14"/>
      <text:list xml:id="list295597920" text:continue-numbering="true" text:style-name="L4">
        <text:list-item>
          <text:list>
            <text:list-item>
              <text:list>
                <text:list-header>
                  <text:p text:style-name="P82">2.5.2. Preemphasizer</text:p>
                </text:list-header>
              </text:list>
            </text:list-item>
          </text:list>
        </text:list-item>
      </text:list>
      <text:p text:style-name="P37"/>
      <text:p text:style-name="P38">The Preemphasizer applies a formula: <draw:frame draw:style-name="fr4" draw:name="Obiekt35" text:anchor-type="as-char" svg:y="-0.1898in" svg:width="3.8925in" svg:height="0.2508in" draw:z-index="38"><draw:object xlink:href="./Object 35" xlink:type="simple" xlink:show="embed" xlink:actuate="onLoad"/><draw:image xlink:href="./ObjectReplacements/Object 35" xlink:type="simple" xlink:show="embed" xlink:actuate="onLoad"/></draw:frame>.</text:p>
      <text:p text:style-name="P38">The purpose of this transformation is to emphasize the high frequency components. It is kind of filter,</text:p>
      <text:p text:style-name="P38">which allows high frequency components to pass through, but weakens the low frequency ones.</text:p>
      <text:p text:style-name="P42"/>
      <text:p text:style-name="P37"/>
      <text:list xml:id="list522820094" text:continue-numbering="true" text:style-name="L4">
        <text:list-item>
          <text:list>
            <text:list-item>
              <text:list>
                <text:list-header>
                  <text:p text:style-name="P82">2.5.3. Raised cosine windower</text:p>
                </text:list-header>
              </text:list>
            </text:list-item>
          </text:list>
        </text:list-item>
      </text:list>
      <text:p text:style-name="P38"/>
      <text:p text:style-name="P38">Creates windows from the incoming data. A windowing function <draw:frame draw:style-name="fr4" draw:name="Obiekt36" text:anchor-type="as-char" svg:y="-0.3047in" svg:width="2.5665in" svg:height="0.4925in" draw:z-index="39"><draw:object xlink:href="./Object 36" xlink:type="simple" xlink:show="embed" xlink:actuate="onLoad"/><draw:image xlink:href="./ObjectReplacements/Object 36" xlink:type="simple" xlink:show="embed" xlink:actuate="onLoad"/></draw:frame></text:p>
      <text:p text:style-name="P38"><text:s/>is applied afterwards. Alpha coefficient set to 0.46 results with a mentioned before Hamming windowing</text:p>
      <text:p text:style-name="P38"><text:s/>function, which is a default setting and the one used by me.</text:p>
      <text:p text:style-name="P32"/>
      <text:list xml:id="list36399636" text:continue-numbering="true" text:style-name="L4">
        <text:list-item>
          <text:list>
            <text:list-item>
              <text:list>
                <text:list-header>
                  <text:p text:style-name="P82"><text:soft-page-break/>2.5.4 Discrete Fourier Transform</text:p>
                </text:list-header>
              </text:list>
            </text:list-item>
          </text:list>
        </text:list-item>
      </text:list>
      <text:p text:style-name="P37"/>
      <text:p text:style-name="P38">Implementation of fast Fourier transform .<text:span text:style-name="T1">The FFT can perform this operation in </text:span><text:span text:style-name="T1"><draw:frame draw:style-name="fr4" draw:name="Obiekt33" text:anchor-type="as-char" svg:y="-0.1898in" svg:width="1.1661in" svg:height="0.2508in" draw:z-index="42"><draw:object xlink:href="./Object 33" xlink:type="simple" xlink:show="embed" xlink:actuate="onLoad"/><draw:image xlink:href="./ObjectReplacements/Object 33" xlink:type="simple" xlink:show="embed" xlink:actuate="onLoad"/></draw:frame></text:span><text:span text:style-name="T1">,</text:span></text:p>
      <text:p text:style-name="P38"><text:span text:style-name="T1">where N is the size of the input data.</text:span></text:p>
      <text:p text:style-name="P30">It can be perform on whole data, however in speech we would like to get an information of the frequencies </text:p>
      <text:p text:style-name="P41">of a small frame, that contains consistent speech signal, in particular a single phoneme.</text:p>
      <text:p text:style-name="P41">The output data is the power spectrum of input data window and the complex/phase information is lost.</text:p>
      <text:p text:style-name="P41">The number of FFT points is the closest power of 2 equal or larger to the number of samples in the incoming window of data. However the input signal is real, so resulting FFT is symmetric, so only half of the data is return (output size is FFT points / 2 + 1).</text:p>
      <text:p text:style-name="P34"/>
      <text:list xml:id="list658996761" text:continue-numbering="true" text:style-name="L4">
        <text:list-item>
          <text:list>
            <text:list-item>
              <text:list>
                <text:list-header>
                  <text:p text:style-name="P82">2.5.5. Mel frequency filter bank</text:p>
                </text:list-header>
              </text:list>
            </text:list-item>
          </text:list>
        </text:list-item>
      </text:list>
      <text:p text:style-name="P4"/>
      <text:p text:style-name="P30">This step is a part of calculating a Mel Frequency Cepstrum.</text:p>
      <text:p text:style-name="P30"/>
      <text:p text:style-name="P38">Conversion of frequency spectrum into a mel-spectrum using triangular overlapping windows defined as:</text:p>
      <text:p text:style-name="P38"/>
      <text:p text:style-name="P39"><draw:frame draw:style-name="fr4" draw:name="Obiekt43" text:anchor-type="as-char" svg:y="-0.3236in" svg:width="2.1807in" svg:height="0.5311in" draw:z-index="108"><draw:object xlink:href="./Object 43" xlink:type="simple" xlink:show="embed" xlink:actuate="onLoad"/><draw:image xlink:href="./ObjectReplacements/Object 43" xlink:type="simple" xlink:show="embed" xlink:actuate="onLoad"/></draw:frame></text:p>
      <text:p text:style-name="P39"/>
      <text:p text:style-name="P87">The number of triangles/filters defined the size of mel-spectrum (default in sphinx is 40).</text:p>
      <text:p text:style-name="P40">The filters are chosen, so the result would simulate a mel-scale given by the formula:</text:p>
      <text:p text:style-name="P40"/>
      <text:p text:style-name="P39"><text:span text:style-name="T5"><text:s/></text:span><text:span text:style-name="T5"><draw:frame draw:style-name="fr4" draw:name="Obiekt44" text:anchor-type="as-char" svg:y="-0.1898in" svg:width="3.198in" svg:height="0.2508in" draw:z-index="43"><draw:object xlink:href="./Object 44" xlink:type="simple" xlink:show="embed" xlink:actuate="onLoad"/><draw:image xlink:href="./ObjectReplacements/Object 44" xlink:type="simple" xlink:show="embed" xlink:actuate="onLoad"/></draw:frame></text:span></text:p>
      <text:p text:style-name="P33"/>
      <text:p text:style-name="P31">The given filters should look similar to the picture:</text:p>
      <text:p text:style-name="P36"><draw:frame draw:style-name="fr1" draw:name="grafika1" text:anchor-type="paragraph" svg:x="-0.0591in" svg:y="0.1299in" svg:width="5.7398in" svg:height="2.1146in" draw:z-index="50"><draw:image xlink:href="Pictures/1000000000000227000000CB3E10B3C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4"/>
      <text:p text:style-name="P4"/>
      <text:p text:style-name="P4">Not all frequencies are covered by the filters. The chosen range of frequencies may differ for various audio encodings, but generally should cover only the speech ranges. The default values for 16kHz are 130Hz-6800Hz and are not changed in this project.</text:p>
      <text:p text:style-name="P2"/>
      <text:p text:style-name="P2"/>
      <text:list xml:id="list625022884" text:continue-numbering="true" text:style-name="L4">
        <text:list-item>
          <text:list>
            <text:list-item>
              <text:list>
                <text:list-header>
                  <text:p text:style-name="P82"><text:soft-page-break/>2.5.6. Discrete Cosine Transform</text:p>
                </text:list-header>
              </text:list>
            </text:list-item>
          </text:list>
        </text:list-item>
      </text:list>
      <text:p text:style-name="P37"/>
      <text:p text:style-name="P38">Another part of calculating Mel Frequency Cepstral Coefficient vector. </text:p>
      <text:p text:style-name="P38">It applies a logarithm and the DST type II to the input data.</text:p>
      <text:p text:style-name="P38"/>
      <text:p text:style-name="P38">A DST type II (most common) coefficients are defined as: <draw:frame draw:style-name="fr4" draw:name="Obiekt45" text:anchor-type="as-char" svg:y="-0.3508in" svg:width="3.1756in" svg:height="0.561in" draw:z-index="78"><draw:object xlink:href="./Object 45" xlink:type="simple" xlink:show="embed" xlink:actuate="onLoad"/><draw:image xlink:href="./ObjectReplacements/Object 45" xlink:type="simple" xlink:show="embed" xlink:actuate="onLoad"/></draw:frame></text:p>
      <text:p text:style-name="P38">and it is clearly visible that quite tighly related to real part of the Fourier Transform. [18]</text:p>
      <text:p text:style-name="P38">The transform represents a function as a sum of cosine functions and it is equivalent to the DFT operating</text:p>
      <text:p text:style-name="P38">real data with even symmetry.</text:p>
      <text:p text:style-name="P38">The number of dimensions returned is set by default to 13.</text:p>
      <text:p text:style-name="P37"/>
      <text:list xml:id="list343317808" text:continue-numbering="true" text:style-name="L4">
        <text:list-item>
          <text:list>
            <text:list-item>
              <text:list>
                <text:list-header>
                  <text:p text:style-name="P82">2.5.7. Cepstral Mean Normalization</text:p>
                </text:list-header>
              </text:list>
            </text:list-item>
          </text:list>
        </text:list-item>
      </text:list>
      <text:p text:style-name="P37"/>
      <text:p text:style-name="P38">Performs a normalization of MFCC vector by subtracting a mean of all the input. There are two versions</text:p>
      <text:p text:style-name="P38">of this step. One that calculates mean online and the other that reads all data before performing</text:p>
      <text:p text:style-name="P38">subtraction.</text:p>
      <text:p text:style-name="P43"/>
      <text:list xml:id="list584744221" text:continue-numbering="true" text:style-name="L4">
        <text:list-item>
          <text:list>
            <text:list-item>
              <text:list>
                <text:list-header>
                  <text:p text:style-name="P82">2.5.8. Deltas feature extractor</text:p>
                </text:list-header>
              </text:list>
            </text:list-item>
          </text:list>
        </text:list-item>
      </text:list>
      <text:p text:style-name="P37"/>
      <text:p text:style-name="P38">The final transformation in the sphinx frontend chain. It calculates first and second order derivative of the</text:p>
      <text:p text:style-name="P38">cepstrum as additional features of the speech signal. It improves noticeable speech processing algorithms</text:p>
      <text:p text:style-name="P38">by adding additional information about changes in the cepstrum data.</text:p>
      <text:p text:style-name="P38"/>
      <text:p text:style-name="P38">For the initial cepstrum data it adds additionally twice the size vector with first and second order</text:p>
      <text:p text:style-name="P38">differences, calculated as follows:</text:p>
      <text:p text:style-name="P14"><draw:frame draw:style-name="fr1" draw:name="grafika6" text:anchor-type="paragraph" svg:x="1.6063in" svg:y="0in" svg:width="4.8173in" svg:height="2.4291in" draw:z-index="51"><draw:image xlink:href="Pictures/10000000000002A0000001203BEBE176.jpg" xlink:type="simple" xlink:show="embed" xlink:actuate="onLoad"/></draw:frame></text:p>
      <text:p text:style-name="P3"/>
      <text:p text:style-name="P45"/>
      <text:p text:style-name="P45"/>
      <text:p text:style-name="P45"/>
      <text:p text:style-name="P45"/>
      <text:p text:style-name="P45"/>
      <text:p text:style-name="P48"><text:span text:style-name="T1"> </text:span></text:p>
      <text:p text:style-name="P48"><text:span text:style-name="T1"/></text:p>
      <text:p text:style-name="P14"/>
      <text:p text:style-name="P14"><draw:frame draw:style-name="fr1" draw:name="grafika7" text:anchor-type="paragraph" svg:x="0.0209in" svg:y="0.1346in" svg:width="6.9252in" svg:height="0.461in" draw:z-index="109"><draw:image/></draw:frame></text:p>
      <text:p text:style-name="P17"><text:soft-page-break/><text:span text:style-name="T14">3. Speech Modelling.</text:span></text:p>
      <text:p text:style-name="P14"/>
      <text:p text:style-name="P14"/>
      <text:p text:style-name="P14"/>
      <text:list xml:id="list268244581" text:style-name="L5">
        <text:list-item>
          <text:list>
            <text:list-item>
              <text:p text:style-name="P58">Phones, phonemes and graphemes.</text:p>
            </text:list-item>
          </text:list>
        </text:list-item>
      </text:list>
      <text:p text:style-name="P19"/>
      <text:p text:style-name="P19"/>
      <text:p text:style-name="P25">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5"/>
      <text:p text:style-name="P25">While speech is being modelled using phonemes the graphical part of the language in form of text is modelled with characters or graphemes.</text:p>
      <text:p text:style-name="P25"/>
      <text:p text:style-name="P25">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5"/>
      <text:p text:style-name="P25"/>
      <text:p text:style-name="P25">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5"/>
      <text:p text:style-name="P25">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5"/>
      <text:p text:style-name="P25">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5"/>
      <text:p text:style-name="P25"/>
      <text:p text:style-name="P25"/>
      <text:p text:style-name="P25"/>
      <text:p text:style-name="P25"/>
      <text:p text:style-name="P25"/>
      <text:p text:style-name="P25"/>
      <text:p text:style-name="P25"><text:soft-page-break/></text:p>
      <text:p text:style-name="P25"/>
      <text:p text:style-name="P25">Some of English phonemes and example phones:</text:p>
      <text:p text:style-name="P25"><draw:frame draw:style-name="fr1" draw:name="grafika21" text:anchor-type="paragraph" svg:x="0.5354in" svg:y="0.1571in" svg:width="5.4902in" svg:height="4.4028in" draw:z-index="52"><draw:image xlink:href="Pictures/1000000000000284000002E9292142C7.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grafika12" text:anchor-type="paragraph" svg:x="0.5354in" svg:y="0.0374in" svg:width="5.4382in" svg:height="4.3701in" draw:z-index="49"><draw:image xlink:href="Pictures/10000000000002A80000029E2B24AFB5.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list xml:id="list133825187" text:continue-numbering="true" text:style-name="L5">
        <text:list-item>
          <text:list>
            <text:list-item>
              <text:p text:style-name="P58">Audio distances.</text:p>
            </text:list-item>
          </text:list>
        </text:list-item>
      </text:list>
      <text:p text:style-name="P19"/>
      <text:p text:style-name="P19"/>
      <text:p text:style-name="P25">The simplest way to find similar audio sequence is to find a sequence which is nearby to other, that we know it represents a certain sound, phoneme or word.</text:p>
      <text:p text:style-name="P19"/>
      <text:p text:style-name="P25">There are different norms we could use here:<draw:frame draw:style-name="fr4" draw:name="Obiekt51" text:anchor-type="as-char" svg:y="-0.1862in" svg:width="1.5689in" svg:height="0.2618in" draw:z-index="79"><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80"><draw:object xlink:href="./Object 48" xlink:type="simple" xlink:show="embed" xlink:actuate="onLoad"/><draw:image xlink:href="./ObjectReplacements/Object 48" xlink:type="simple" xlink:show="embed" xlink:actuate="onLoad"/></draw:frame></text:p>
      <text:p text:style-name="P25">and they are all fine for uncorrelated vectors, which is not really our case.</text:p>
      <text:p text:style-name="P25"/>
      <text:p text:style-name="P25"/>
      <text:p text:style-name="P25">For correlated cases, we could try to introduce some weighting factor inside.</text:p>
      <text:p text:style-name="P25">What factor can we use?</text:p>
      <text:p text:style-name="P25">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5">A simpler approach would be to calculate correlations and use them in a distance measure.</text:p>
      <text:p text:style-name="P25">We would like to have a correlation matrix (Р) and than our distance would be:</text:p>
      <text:p text:style-name="P25"><text:s text:c="15"/><draw:frame draw:style-name="fr4" draw:name="Obiekt49" text:anchor-type="as-char" svg:y="-0.2154in" svg:width="3.9102in" svg:height="0.2902in" draw:z-index="81"><draw:object xlink:href="./Object 49" xlink:type="simple" xlink:show="embed" xlink:actuate="onLoad"/><draw:image xlink:href="./ObjectReplacements/Object 49" xlink:type="simple" xlink:show="embed" xlink:actuate="onLoad"/></draw:frame></text:p>
      <text:p text:style-name="P25"/>
      <text:p text:style-name="P25"/>
      <text:p text:style-name="P25"/>
      <text:p text:style-name="P25">Karl Pearson introduced such an idea [23] in form of correlation coefficient defined between two random populations: <text:s/><draw:frame draw:style-name="fr4" draw:name="Obiekt52" text:anchor-type="as-char" svg:y="-0.3398in" svg:width="3.3492in" svg:height="0.4819in" draw:z-index="82"><draw:object xlink:href="./Object 52" xlink:type="simple" xlink:show="embed" xlink:actuate="onLoad"/><draw:image xlink:href="./ObjectReplacements/Object 52" xlink:type="simple" xlink:show="embed" xlink:actuate="onLoad"/></draw:frame></text:p>
      <text:p text:style-name="P25">and in the form of matrices: <text:s/><draw:frame draw:style-name="fr4" draw:name="Obiekt50" text:anchor-type="as-char" svg:y="-0.2154in" svg:width="2.5508in" svg:height="0.2744in" draw:z-index="83"><draw:object xlink:href="./Object 50" xlink:type="simple" xlink:show="embed" xlink:actuate="onLoad"/><draw:image xlink:href="./ObjectReplacements/Object 50" xlink:type="simple" xlink:show="embed" xlink:actuate="onLoad"/></draw:frame></text:p>
      <text:p text:style-name="P25"/>
      <text:p text:style-name="P25">It should be noted, that in the denominator we have standard deviations which don't really bring any value to our measure, since this is a constant factor.</text:p>
      <text:p text:style-name="P25">By removing them we obtain so called Mahalanobis distance [16]:</text:p>
      <text:p text:style-name="P25"><text:s text:c="25"/><text:span text:style-name="T9"><text:s/></text:span><text:span text:style-name="T9"><draw:frame draw:style-name="fr4" draw:name="Obiekt53" text:anchor-type="as-char" svg:y="-0.2154in" svg:width="3.6874in" svg:height="0.2902in" draw:z-index="84"><draw:object xlink:href="./Object 53" xlink:type="simple" xlink:show="embed" xlink:actuate="onLoad"/><draw:image xlink:href="./ObjectReplacements/Object 53" xlink:type="simple" xlink:show="embed" xlink:actuate="onLoad"/><svg:desc>formuła</svg:desc></draw:frame></text:span></text:p>
      <text:p text:style-name="P25"/>
      <text:p text:style-name="P25">If we knew elements belonging to given phoneme, we could calculate a distance from a phoneme.</text:p>
      <text:p text:style-name="P19"/>
      <text:p text:style-name="P19"/>
      <text:p text:style-name="P19"/>
      <text:p text:style-name="P19"/>
      <text:p text:style-name="P19"/>
      <text:p text:style-name="P19"/>
      <text:p text:style-name="P19"/>
      <text:p text:style-name="P25"><text:soft-page-break/>I conducted couple of experiments with different distances by having an flawed alignment with larger chunks I tried to and based on:</text:p>
      <text:list xml:id="list1420183664" text:style-name="L6">
        <text:list-item>
          <text:list>
            <text:list-item>
              <text:p text:style-name="P64">find the same word, that is quite lengthy and occurs multiple times just by searching for similar sequences,</text:p>
            </text:list-item>
            <text:list-item>
              <text:p text:style-name="P64">find a given sequence of three phonemes in a text based on estimated location (by time)</text:p>
            </text:list-item>
          </text:list>
        </text:list-item>
      </text:list>
      <text:p text:style-name="P25">Mahalanobis distance in those experiments where not expected to give any results, since there were conducted without knowledge of phone classification and even then the expectations where not met.</text:p>
      <text:p text:style-name="P25"/>
      <text:p text:style-name="P25">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5"/>
      <text:p text:style-name="P25">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list xml:id="list440843869" text:continue-list="list133825187" text:style-name="L5">
        <text:list-item>
          <text:list>
            <text:list-item>
              <text:p text:style-name="P58">Gaussian Model.</text:p>
            </text:list-item>
          </text:list>
        </text:list-item>
      </text:list>
      <text:p text:style-name="P19"/>
      <text:p text:style-name="P19"/>
      <text:p text:style-name="P27">Given observation points belonging to a single class (phoneme) with a given probability, we would like to model a distribution of emitting data point of the class.</text:p>
      <text:p text:style-name="P27"/>
      <text:p text:style-name="P27"/>
      <text:p text:style-name="P27">A natural choice is a normal distribution, although we have to remember, that observation is a comes from multidimensional universum where populations are not independent.</text:p>
      <text:p text:style-name="P27">Luckily there is a definition of multivariate normal distribution, that considers correlations:</text:p>
      <text:p text:style-name="P27"><text:s text:c="23"/><draw:frame draw:style-name="fr4" draw:name="Obiekt55" text:anchor-type="as-char" svg:y="-0.4063in" svg:width="5.8902in" svg:height="0.7425in" draw:z-index="85"><draw:object xlink:href="./Object 55" xlink:type="simple" xlink:show="embed" xlink:actuate="onLoad"/><draw:image xlink:href="./ObjectReplacements/Object 55" xlink:type="simple" xlink:show="embed" xlink:actuate="onLoad"/><svg:desc>formuła</svg:desc></draw:frame></text:p>
      <text:p text:style-name="P27">where <draw:frame draw:style-name="fr4" draw:name="Obiekt56" text:anchor-type="as-char" svg:y="-0.1465in" svg:width="0.2098in" svg:height="0.1575in" draw:z-index="86"><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87"><draw:object xlink:href="./Object 5" xlink:type="simple" xlink:show="embed" xlink:actuate="onLoad"/><draw:image xlink:href="./ObjectReplacements/Object 5" xlink:type="simple" xlink:show="embed" xlink:actuate="onLoad"/></draw:frame>is its determinant.</text:p>
      <text:p text:style-name="P27"/>
      <text:p text:style-name="P27"/>
      <text:p text:style-name="P27">Covariance matrix is always symmetric and positive-semidefinitive.</text:p>
      <text:p text:style-name="P27"><text:s/>Symmetry comes directly from a definition: <draw:frame draw:style-name="fr4" draw:name="Obiekt8" text:anchor-type="as-char" svg:y="-0.2154in" svg:width="3.1929in" svg:height="0.2744in" draw:z-index="88"><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89"><draw:object xlink:href="./Object 9" xlink:type="simple" xlink:show="embed" xlink:actuate="onLoad"/><draw:image xlink:href="./ObjectReplacements/Object 9" xlink:type="simple" xlink:show="embed" xlink:actuate="onLoad"/></draw:frame></text:p>
      <text:p text:style-name="P27"/>
      <text:p text:style-name="P27">It is also equal to: <draw:frame draw:style-name="fr4" draw:name="Obiekt7" text:anchor-type="as-char" svg:y="-0.3508in" svg:width="5.0165in" svg:height="0.561in" draw:z-index="90"><draw:object xlink:href="./Object 7" xlink:type="simple" xlink:show="embed" xlink:actuate="onLoad"/><draw:image xlink:href="./ObjectReplacements/Object 7" xlink:type="simple" xlink:show="embed" xlink:actuate="onLoad"/></draw:frame></text:p>
      <text:p text:style-name="P27">and each element of the sum is square of inner product of two vectors<draw:frame draw:style-name="fr4" draw:name="Obiekt10" text:anchor-type="as-char" svg:y="-0.2154in" svg:width="2.5866in" svg:height="0.2744in" draw:z-index="91"><draw:object xlink:href="./Object 10" xlink:type="simple" xlink:show="embed" xlink:actuate="onLoad"/><draw:image xlink:href="./ObjectReplacements/Object 10" xlink:type="simple" xlink:show="embed" xlink:actuate="onLoad"/></draw:frame>, so it is always positive (or equal to zero).</text:p>
      <text:p text:style-name="P27">In order to prevent degenerate cases we can allow only positive-definite matrices, which are guaranteed to be invertible.</text:p>
      <text:p text:style-name="P27"/>
      <text:p text:style-name="P19"/>
      <text:p text:style-name="P25">If the number of dimensions is equal to one, then the formula reduces to single-variable normal distribution: <draw:frame draw:style-name="fr4" draw:name="Obiekt6" text:anchor-type="as-char" svg:y="-0.4in" svg:width="1.9555in" svg:height="0.6244in" draw:z-index="92"><draw:object xlink:href="./Object 6" xlink:type="simple" xlink:show="embed" xlink:actuate="onLoad"/><draw:image xlink:href="./ObjectReplacements/Object 6" xlink:type="simple" xlink:show="embed" xlink:actuate="onLoad"/></draw:frame></text:p>
      <text:p text:style-name="P19"/>
      <text:p text:style-name="P19"/>
      <text:p text:style-name="P19"/>
      <text:p text:style-name="P19"/>
      <text:p text:style-name="P19"/>
      <text:p text:style-name="P19"/>
      <text:p text:style-name="P19"><text:soft-page-break/></text:p>
      <text:p text:style-name="P25"/>
      <text:p text:style-name="P25">To calculate a distribution of emitting signal frame, we first need to calculate a mean vector and a covariance matrix.</text:p>
      <text:p text:style-name="P25">Given are a list of observation with assigned probability. If probability is actually a likelihood of emitting the signal (or it estimation),</text:p>
      <text:p text:style-name="P25">than we can calculate mean with a formula: <draw:frame draw:style-name="fr4" draw:name="Obiekt57" text:anchor-type="as-char" svg:y="-0.2126in" svg:width="1.4874in" svg:height="0.3272in" draw:z-index="93"><draw:object xlink:href="./Object 57" xlink:type="simple" xlink:show="embed" xlink:actuate="onLoad"/><draw:image xlink:href="./ObjectReplacements/Object 57" xlink:type="simple" xlink:show="embed" xlink:actuate="onLoad"/></draw:frame> </text:p>
      <text:p text:style-name="P25">and a covariance matrix from a formula: <draw:frame draw:style-name="fr4" draw:name="Obiekt58" text:anchor-type="as-char" svg:y="-0.2154in" svg:width="2.6535in" svg:height="0.3291in" draw:z-index="94"><draw:object xlink:href="./Object 58" xlink:type="simple" xlink:show="embed" xlink:actuate="onLoad"/><draw:image xlink:href="./ObjectReplacements/Object 58" xlink:type="simple" xlink:show="embed" xlink:actuate="onLoad"/></draw:frame></text:p>
      <text:p text:style-name="P19"/>
      <text:p text:style-name="P19"/>
      <text:p text:style-name="P25">In the case, that probability is not a direct likelihood of given point, but a conditional probability of emitting the signal given, i.e. that it belongs to given sequence, we would have to normalize the result.</text:p>
      <text:p text:style-name="P25">We can assume, that conditional probability is the same for each observation,</text:p>
      <text:p text:style-name="P25"><text:s/>so <draw:frame draw:style-name="fr4" draw:name="Obiekt59" text:anchor-type="as-char" svg:y="-0.2098in" svg:width="2.2902in" svg:height="0.2846in" draw:z-index="95"><draw:object xlink:href="./Object 59" xlink:type="simple" xlink:show="embed" xlink:actuate="onLoad"/><draw:image xlink:href="./ObjectReplacements/Object 59" xlink:type="simple" xlink:show="embed" xlink:actuate="onLoad"/></draw:frame>,</text:p>
      <text:p text:style-name="P25">then given formulas have to be divided by a total sum to produce actual likelihood:<text:line-break/></text:p>
      <text:p text:style-name="P19"><draw:frame draw:style-name="fr4" draw:name="Obiekt60" text:anchor-type="as-char" svg:y="-0.3598in" svg:width="5.328in" svg:height="0.6437in" draw:z-index="96"><draw:object xlink:href="./Object 60" xlink:type="simple" xlink:show="embed" xlink:actuate="onLoad"/><draw:image xlink:href="./ObjectReplacements/Object 60" xlink:type="simple" xlink:show="embed" xlink:actuate="onLoad"/></draw:frame><text:span text:style-name="T12">,</text:span></text:p>
      <text:p text:style-name="P19"><text:span text:style-name="T12"><text:s/>since the denominator should sum to 1, after all it is a probability of emitting given point under a condition, that only </text:span><text:span text:style-name="T12"><draw:frame draw:style-name="fr4" draw:name="Obiekt61" text:anchor-type="as-char" svg:y="-0.1854in" svg:width="0.3744in" svg:height="0.2402in" draw:z-index="97"><draw:object xlink:href="./Object 61" xlink:type="simple" xlink:show="embed" xlink:actuate="onLoad"/><draw:image xlink:href="./ObjectReplacements/Object 61" xlink:type="simple" xlink:show="embed" xlink:actuate="onLoad"/></draw:frame></text:span><text:span text:style-name="T12">number of points were emitted.</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5"/>
      <text:p text:style-name="P19"/>
      <text:p text:style-name="P19"/>
      <text:p text:style-name="P25"/>
      <text:p text:style-name="P19"/>
      <text:p text:style-name="P19"/>
      <text:p text:style-name="P19"/>
      <text:p text:style-name="P19"/>
      <text:p text:style-name="P19"><text:soft-page-break/></text:p>
      <text:list xml:id="list488404130" text:continue-numbering="true" text:style-name="L5">
        <text:list-item>
          <text:list>
            <text:list-item>
              <text:p text:style-name="P58">EM algorithm</text:p>
            </text:list-item>
          </text:list>
        </text:list-item>
      </text:list>
      <text:p text:style-name="P8"/>
      <text:p text:style-name="P7">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98"><draw:object xlink:href="./Object 62" xlink:type="simple" xlink:show="embed" xlink:actuate="onLoad"/><draw:image xlink:href="./ObjectReplacements/Object 62" xlink:type="simple" xlink:show="embed" xlink:actuate="onLoad"/></draw:frame></text:p>
      <text:p text:style-name="P7"/>
      <text:p text:style-name="P7">For certain distribution parameters, that maximize likelihood of the data, can be solved, i.e. calculated mean vector and variance are parameters to normal distribution, that do maximize the likelihood of observing the observation data.</text:p>
      <text:p text:style-name="P7">We can calculate a derivative of normal density function to show it:</text:p>
      <text:p text:style-name="P7"><draw:frame draw:style-name="fr4" draw:name="Obiekt76" text:anchor-type="as-char" svg:y="-0.4008in" svg:width="6.6598in" svg:height="0.6543in" draw:z-index="99"><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100"><draw:object xlink:href="./Object 75" xlink:type="simple" xlink:show="embed" xlink:actuate="onLoad"/><draw:image xlink:href="./ObjectReplacements/Object 75" xlink:type="simple" xlink:show="embed" xlink:actuate="onLoad"/></draw:frame></text:p>
      <text:p text:style-name="P7"/>
      <text:p text:style-name="P7">what is a definition of a mean,</text:p>
      <text:p text:style-name="P7"><draw:frame draw:style-name="fr4" draw:name="Obiekt71" text:anchor-type="as-char" svg:y="-0.35in" svg:width="5.8547in" svg:height="0.5665in" draw:z-index="101"><draw:object xlink:href="./Object 71" xlink:type="simple" xlink:show="embed" xlink:actuate="onLoad"/><draw:image xlink:href="./ObjectReplacements/Object 71" xlink:type="simple" xlink:show="embed" xlink:actuate="onLoad"/></draw:frame></text:p>
      <text:p text:style-name="P7"><draw:frame draw:style-name="fr4" draw:name="Obiekt72" text:anchor-type="as-char" svg:y="-0.3055in" svg:width="5.1535in" svg:height="0.4201in" draw:z-index="102"><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103"><draw:object xlink:href="./Object 73" xlink:type="simple" xlink:show="embed" xlink:actuate="onLoad"/><draw:image xlink:href="./ObjectReplacements/Object 73" xlink:type="simple" xlink:show="embed" xlink:actuate="onLoad"/></draw:frame></text:p>
      <text:p text:style-name="P7">what is a definition of variance and standard deviation is a square root of variance.</text:p>
      <text:p text:style-name="P7">And similarly can be done for many other distributions, including multivariate normal distribution.</text:p>
      <text:p text:style-name="P7"/>
      <text:p text:style-name="P7">It is not always the case, that one can calculate parameters so easily, i.e. mixture models of several populations may not give so easily.</text:p>
      <text:p text:style-name="P7">Let's consider a mixture of Gaussian models of some populations. We have a random population, where each point is randomly drawn from each distribution. </text:p>
      <text:p text:style-name="P7">So the total likelihood of any point is: <draw:frame draw:style-name="fr4" draw:name="Obiekt63" text:anchor-type="as-char" svg:y="-0.3516in" svg:width="0.9693in" svg:height="0.5626in" draw:z-index="36"><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35"><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34"><draw:object xlink:href="./Object 65" xlink:type="simple" xlink:show="embed" xlink:actuate="onLoad"/><draw:image xlink:href="./ObjectReplacements/Object 65" xlink:type="simple" xlink:show="embed" xlink:actuate="onLoad"/></draw:frame> is a density function of ith model.</text:p>
      <text:p text:style-name="P7"/>
      <text:p text:style-name="P7">Since each model from a mixture is easily solvable, if we knew to which model each point belonged, than estimating parameters would be easy, or at least what is the probability, that given point was drawn from a given class (see chapter about Gaussian model).</text:p>
      <text:p text:style-name="P7"/>
      <text:p text:style-name="P7">On the other hand it would be simple to <text:s/>calculate a probability, that given point was drawn from given distribution if we knew all the parameters.</text:p>
      <text:p text:style-name="P7"/>
      <text:p text:style-name="P7"><text:soft-page-break/></text:p>
      <text:p text:style-name="P7">The Expected-Maximization technique deals with this problem, by finding better estimation of parameters using previous estimation, and thus by iterating over series of converging estimates it is guaranteed to find some local maximum.</text:p>
      <text:p text:style-name="P7"/>
      <text:p text:style-name="P7"><draw:frame draw:style-name="fr4" draw:name="Obiekt66" text:anchor-type="as-char" svg:y="-0.2161in" svg:width="3.422in" svg:height="0.2756in" draw:z-index="33"><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32"><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31"><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30"><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29"><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28"><draw:object xlink:href="./Object 74" xlink:type="simple" xlink:show="embed" xlink:actuate="onLoad"/><draw:image xlink:href="./ObjectReplacements/Object 74" xlink:type="simple" xlink:show="embed" xlink:actuate="onLoad"/><svg:desc>formuła</svg:desc></draw:frame>random variables.</text:p>
      <text:p text:style-name="P7"/>
      <text:p text:style-name="P7"/>
      <text:p text:style-name="P7"/>
      <text:p text:style-name="P7">Thus the EM algorithm contains two steps in single iteration: expectation step and maximization step.</text:p>
      <text:p text:style-name="P7">During E step, we find <draw:frame draw:style-name="fr4" draw:name="Obiekt77" text:anchor-type="as-char" svg:y="-0.1465in" svg:width="0.2366in" svg:height="0.1575in" draw:z-index="27"><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26"><draw:object xlink:href="./Object 78" xlink:type="simple" xlink:show="embed" xlink:actuate="onLoad"/><draw:image xlink:href="./ObjectReplacements/Object 78" xlink:type="simple" xlink:show="embed" xlink:actuate="onLoad"/><svg:desc>formuła</svg:desc></draw:frame>.</text:p>
      <text:p text:style-name="P7">During M step, we calculate<draw:frame draw:style-name="fr4" draw:name="Obiekt79" text:anchor-type="as-char" svg:y="-0.1516in" svg:width="0.2346in" svg:height="0.1638in" draw:z-index="25"><draw:object xlink:href="./Object 79" xlink:type="simple" xlink:show="embed" xlink:actuate="onLoad"/><draw:image xlink:href="./ObjectReplacements/Object 79" xlink:type="simple" xlink:show="embed" xlink:actuate="onLoad"/></draw:frame>, that maximizes likelihood of observed data and expected hidden data.</text:p>
      <text:p text:style-name="P7">In each iteration a likelihood <draw:frame draw:style-name="fr4" draw:name="Obiekt80" text:anchor-type="as-char" svg:y="-0.2154in" svg:width="1.0571in" svg:height="0.2756in" draw:z-index="24"><draw:object xlink:href="./Object 80" xlink:type="simple" xlink:show="embed" xlink:actuate="onLoad"/><draw:image xlink:href="./ObjectReplacements/Object 80" xlink:type="simple" xlink:show="embed" xlink:actuate="onLoad"/></draw:frame>converges to some local maximum.</text:p>
      <text:p text:style-name="P7">We are happy with only local maximum, because the problem resists to be solved.</text:p>
      <text:p text:style-name="P7"/>
      <text:p text:style-name="P7"/>
      <text:p text:style-name="P7"/>
      <text:p text:style-name="P7">For example with mixture model:</text:p>
      <text:p text:style-name="P7">In E step we calculate a probability, that a observation is drawn from each class.</text:p>
      <text:p text:style-name="P7">In M step we use this probabilities to calculate a new parameters (<draw:frame draw:style-name="fr4" draw:name="Obiekt81" text:anchor-type="as-char" svg:y="-0.1898in" svg:width="1.078in" svg:height="0.2654in" draw:z-index="23"><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text:soft-page-break/></text:p>
      <text:list xml:id="list1451315003" text:continue-numbering="true" text:style-name="L5">
        <text:list-item>
          <text:list>
            <text:list-item>
              <text:p text:style-name="P58">Hidden Markov Model</text:p>
            </text:list-item>
          </text:list>
        </text:list-item>
      </text:list>
      <text:p text:style-name="P19"/>
      <text:p text:style-name="P19"/>
      <text:p text:style-name="P27">We can describe a HMM by a triple: <draw:frame draw:style-name="fr4" draw:name="Obiekt82" text:anchor-type="as-char" svg:y="-0.1898in" svg:width="1.1508in" svg:height="0.2492in" draw:z-index="22"><draw:object xlink:href="./Object 82" xlink:type="simple" xlink:show="embed" xlink:actuate="onLoad"/><draw:image xlink:href="./ObjectReplacements/Object 82" xlink:type="simple" xlink:show="embed" xlink:actuate="onLoad"/></draw:frame>,</text:p>
      <text:p text:style-name="P27"><text:s/>where A is a transition matrix<draw:frame draw:style-name="fr4" draw:name="Obiekt1" text:anchor-type="as-char" svg:y="-0.1898in" svg:width="2.4681in" svg:height="0.2665in" draw:z-index="21"><draw:object xlink:href="./Object 1" xlink:type="simple" xlink:show="embed" xlink:actuate="onLoad"/><draw:image xlink:href="./ObjectReplacements/Object 1" xlink:type="simple" xlink:show="embed" xlink:actuate="onLoad"/></draw:frame> ,</text:p>
      <text:p text:style-name="P27"><text:s/>B is a observation probability function vector <draw:frame draw:style-name="fr4" draw:name="Obiekt2" text:anchor-type="as-char" svg:y="-0.1854in" svg:width="0.7035in" svg:height="0.261in" draw:z-index="20"><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19"><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18"><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17"><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16"><draw:object xlink:href="./Object 54" xlink:type="simple" xlink:show="embed" xlink:actuate="onLoad"/><draw:image xlink:href="./ObjectReplacements/Object 54" xlink:type="simple" xlink:show="embed" xlink:actuate="onLoad"/></draw:frame> </text:p>
      <text:p text:style-name="P27"/>
      <text:p text:style-name="P27">For our purpose a B functions will be a Gaussian multivariate distribution of given state.</text:p>
      <text:p text:style-name="P27"/>
      <text:p text:style-name="P27">The most probable state sequence for given sequence of observations can be calculated using dynamic programming (i.e. Viterbi algorithm).</text:p>
      <text:p text:style-name="P19"/>
      <text:p text:style-name="P25">At the end of k-th iteration we keep a vector of probabilities P of being at state i <text:s/>after observing k points.</text:p>
      <text:p text:style-name="P25">We initiate this vector with initial probabilities <draw:frame draw:style-name="fr4" draw:name="Obiekt84" text:anchor-type="as-char" svg:y="-0.1083in" svg:width="0.2043in" svg:height="0.1201in" draw:z-index="15"><draw:object xlink:href="./Object 84" xlink:type="simple" xlink:show="embed" xlink:actuate="onLoad"/><draw:image xlink:href="./ObjectReplacements/Object 84" xlink:type="simple" xlink:show="embed" xlink:actuate="onLoad"/></draw:frame>.</text:p>
      <text:p text:style-name="P25"/>
      <text:p text:style-name="P25">The <draw:frame draw:style-name="fr4" draw:name="Obiekt85" text:anchor-type="as-char" svg:y="-0.1854in" svg:width="0.4362in" svg:height="0.2618in" draw:z-index="14"><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13"><draw:object xlink:href="./Object 86" xlink:type="simple" xlink:show="embed" xlink:actuate="onLoad"/><draw:image xlink:href="./ObjectReplacements/Object 86" xlink:type="simple" xlink:show="embed" xlink:actuate="onLoad"/></draw:frame>,</text:p>
      <text:p text:style-name="P25">where <draw:frame draw:style-name="fr4" draw:name="Obiekt87" text:anchor-type="as-char" svg:y="-0.1854in" svg:width="0.2811in" svg:height="0.2618in" draw:z-index="12"><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11"><draw:object xlink:href="./Object 88" xlink:type="simple" xlink:show="embed" xlink:actuate="onLoad"/><draw:image xlink:href="./ObjectReplacements/Object 88" xlink:type="simple" xlink:show="embed" xlink:actuate="onLoad"/></draw:frame> is probability, that state i emitted (k+1)-th observation.</text:p>
      <text:p text:style-name="P19"/>
      <text:p text:style-name="P25">At the end a maximum probability from elements of <draw:frame draw:style-name="fr4" draw:name="Obiekt89" text:anchor-type="as-char" svg:y="-0.1898in" svg:width="0.5209in" svg:height="0.2654in" draw:z-index="10"><draw:object xlink:href="./Object 89" xlink:type="simple" xlink:show="embed" xlink:actuate="onLoad"/><draw:image xlink:href="./ObjectReplacements/Object 89" xlink:type="simple" xlink:show="embed" xlink:actuate="onLoad"/></draw:frame>gives us a the maximum likelihood of observing given sequence.</text:p>
      <text:p text:style-name="P19"/>
      <text:p text:style-name="P25">To find a sequence we can keep a state for which a maximum was produced for each time k and state i and recreate the state path, which produced the maximum likelihood.</text:p>
      <text:p text:style-name="P2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list xml:id="list2115545317" text:continue-numbering="true" text:style-name="L5">
        <text:list-item>
          <text:list>
            <text:list-item>
              <text:p text:style-name="P58">Baum Welch algorithm</text:p>
            </text:list-item>
          </text:list>
        </text:list-item>
      </text:list>
      <text:p text:style-name="P14"/>
      <text:p text:style-name="P14"><text:tab/>For training Hidden Markov Models we have to use a generalized version of EM algorithm, namely Baum-Welch algorithm.</text:p>
      <text:p text:style-name="P14"/>
      <text:p text:style-name="P14">For HMM training we have observed data X and we want to find parameters set θ, which will maximize the probability of observing X, meaning: <draw:frame draw:style-name="fr4" draw:name="Obiekt46" text:anchor-type="as-char" svg:y="-0.1898in" svg:width="1.8055in" svg:height="0.2508in" draw:z-index="9"><draw:object xlink:href="./Object 46" xlink:type="simple" xlink:show="embed" xlink:actuate="onLoad"/><draw:image xlink:href="./ObjectReplacements/Object 46" xlink:type="simple" xlink:show="embed" xlink:actuate="onLoad"/></draw:frame>.</text:p>
      <text:p text:style-name="P18"/>
      <text:p text:style-name="P14">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4"/>
      <text:p text:style-name="P14">EM algorithm is meant for such a situations.</text:p>
      <text:p text:style-name="P14"/>
      <text:p text:style-name="P14">In the EM spirit, for each iteration we will perform two steps, bringing us to some local maximum:</text:p>
      <text:list xml:id="list426936488" text:style-name="L7">
        <text:list-item>
          <text:list>
            <text:list-item>
              <text:p text:style-name="P54">expectation step</text:p>
            </text:list-item>
          </text:list>
        </text:list-item>
      </text:list>
      <text:p text:style-name="P14"><text:tab/>Given previous estimation of parameters <text:span text:style-name="T7">θ,</text:span> we calculate the <text:span text:style-name="T6">probability of being at any given time t at any states Pr(s_i, t)</text:span></text:p>
      <text:list xml:id="list857110277" text:continue-numbering="true" text:style-name="L7">
        <text:list-item>
          <text:list>
            <text:list-item>
              <text:p text:style-name="P54">maximization</text:p>
            </text:list-item>
          </text:list>
        </text:list-item>
      </text:list>
      <text:p text:style-name="P14"><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8"><draw:object xlink:href="./Object 47" xlink:type="simple" xlink:show="embed" xlink:actuate="onLoad"/><draw:image xlink:href="./ObjectReplacements/Object 47" xlink:type="simple" xlink:show="embed" xlink:actuate="onLoad"/><svg:desc>formuła</svg:desc></draw:frame><text:span text:style-name="T7">.</text:span></text:p>
      <text:p text:style-name="P15"/>
      <text:p text:style-name="P16">How can we calculate <text:s/><text:span text:style-name="T7">θ</text:span> parameters?</text:p>
      <text:p text:style-name="P16"><text:tab/><text:tab/><text:span text:style-name="T7">θ</text:span> <text:s/>= {A, B}, where:</text:p>
      <text:p text:style-name="P16"><text:tab/><text:tab/>A – transition probabilities (probability of transition between any two states)</text:p>
      <text:p text:style-name="P16"><text:tab/><text:tab/>B – observation probabilities (probability of observing any data at any given time)</text:p>
      <text:p text:style-name="P16"/>
      <text:p text:style-name="P16">To calculate observation probabilities, we need:</text:p>
      <text:p text:style-name="P16"><text:tab/><draw:frame draw:style-name="fr4" draw:name="Obiekt11" text:anchor-type="as-char" svg:y="-0.1898in" svg:width="3.2134in" svg:height="0.2665in" draw:z-index="7"><draw:object xlink:href="./Object 11" xlink:type="simple" xlink:show="embed" xlink:actuate="onLoad"/><draw:image xlink:href="./ObjectReplacements/Object 11" xlink:type="simple" xlink:show="embed" xlink:actuate="onLoad"/></draw:frame></text:p>
      <text:p text:style-name="P16"/>
      <text:p text:style-name="P16"><text:s text:c="12"/><draw:frame draw:style-name="fr4" draw:name="Obiekt12" text:anchor-type="as-char" svg:y="-0.1898in" svg:width="4.6374in" svg:height="0.2665in" draw:z-index="6"><draw:object xlink:href="./Object 12" xlink:type="simple" xlink:show="embed" xlink:actuate="onLoad"/><draw:image xlink:href="./ObjectReplacements/Object 12" xlink:type="simple" xlink:show="embed" xlink:actuate="onLoad"/><svg:desc>formuła</svg:desc></draw:frame></text:p>
      <text:p text:style-name="P16"/>
      <text:p text:style-name="P16">Both of these values can be calculated using dynamic programming. One is calculated by Viterbi's algorithm in forward passage, the other can be calculated in similar manner by backward passage.</text:p>
      <text:p text:style-name="P16"/>
      <text:p text:style-name="P16"/>
      <text:p text:style-name="P16"/>
      <text:p text:style-name="P16"/>
      <text:p text:style-name="P16"/>
      <text:p text:style-name="P16"/>
      <text:p text:style-name="P16"/>
      <text:p text:style-name="P16"/>
      <text:p text:style-name="P16"/>
      <text:p text:style-name="P16"><text:soft-page-break/>Combining these values, we can obtain:</text:p>
      <text:p text:style-name="P16"/>
      <text:p text:style-name="P16"><text:tab/><draw:frame draw:style-name="fr4" draw:name="Obiekt13" text:anchor-type="as-char" svg:y="-0.3193in" svg:width="3.3764in" svg:height="0.6917in" draw:z-index="5"><draw:object xlink:href="./Object 13" xlink:type="simple" xlink:show="embed" xlink:actuate="onLoad"/><draw:image xlink:href="./ObjectReplacements/Object 13" xlink:type="simple" xlink:show="embed" xlink:actuate="onLoad"/></draw:frame></text:p>
      <text:p text:style-name="P16"/>
      <text:p text:style-name="P16">and:</text:p>
      <text:p text:style-name="P16"/>
      <text:p text:style-name="P16"><text:tab/><draw:frame draw:style-name="fr4" draw:name="Obiekt14" text:anchor-type="as-char" svg:y="-0.3193in" svg:width="5.6874in" svg:height="0.6917in" draw:z-index="4"><draw:object xlink:href="./Object 14" xlink:type="simple" xlink:show="embed" xlink:actuate="onLoad"/><draw:image xlink:href="./ObjectReplacements/Object 14" xlink:type="simple" xlink:show="embed" xlink:actuate="onLoad"/><svg:desc>formuła</svg:desc></draw:frame></text:p>
      <text:p text:style-name="P16"/>
      <text:p text:style-name="P16"/>
      <text:p text:style-name="P16">While probability of transition from states i to state j at any given time is:</text:p>
      <text:p text:style-name="P16"><text:tab/></text:p>
      <text:p text:style-name="P16"><text:tab/><draw:frame draw:style-name="fr4" draw:name="Obiekt15" text:anchor-type="as-char" svg:y="-0.4665in" svg:width="4.6854in" svg:height="0.8193in" draw:z-index="3"><draw:object xlink:href="./Object 15" xlink:type="simple" xlink:show="embed" xlink:actuate="onLoad"/><draw:image xlink:href="./ObjectReplacements/Object 15" xlink:type="simple" xlink:show="embed" xlink:actuate="onLoad"/></draw:frame></text:p>
      <text:p text:style-name="P16"/>
      <text:p text:style-name="P16"/>
      <text:p text:style-name="P16">While just a probability of being at time t at state i can be used to calculated new probabilities of observing <draw:frame draw:style-name="fr4" draw:name="Obiekt16" text:anchor-type="as-char" svg:y="-0.1854in" svg:width="0.2354in" svg:height="0.2618in" draw:z-index="2"><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6"/>
      <text:p text:style-name="P16"/>
      <text:p text:style-name="P16">New parameters of multivariate normal distribution would be:</text:p>
      <text:p text:style-name="P16"/>
      <text:p text:style-name="P16"><draw:frame draw:style-name="fr4" draw:name="Obiekt17" text:anchor-type="as-char" svg:y="-0.3047in" svg:width="2.9575in" svg:height="0.4925in" draw:z-index="1"><draw:object xlink:href="./Object 17" xlink:type="simple" xlink:show="embed" xlink:actuate="onLoad"/><draw:image xlink:href="./ObjectReplacements/Object 17" xlink:type="simple" xlink:show="embed" xlink:actuate="onLoad"/></draw:frame></text:p>
      <text:p text:style-name="P16"/>
      <text:p text:style-name="P16"><draw:frame draw:style-name="fr4" draw:name="Obiekt18" text:anchor-type="as-char" svg:y="-0.3047in" svg:width="4.1681in" svg:height="0.4925in" draw:z-index="0"><draw:object xlink:href="./Object 18" xlink:type="simple" xlink:show="embed" xlink:actuate="onLoad"/><draw:image xlink:href="./ObjectReplacements/Object 18" xlink:type="simple" xlink:show="embed" xlink:actuate="onLoad"/><svg:desc>formuła</svg:desc></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2">4. Simple pause and length based alignment</text:p>
      <text:p text:style-name="P25"/>
      <text:p text:style-name="P25">The basic idea behind this approach is to match sentences with continuous sequence of speech.</text:p>
      <text:p text:style-name="P25">Humans rarely make pauses inside a sub-sentence and rarely continue to another sentence without a pause.</text:p>
      <text:p text:style-name="P25">One simple approach to the alignment problem which uses this fact is to try to match part of speech with a text which would take a similar time to say it.</text:p>
      <text:p text:style-name="P25"/>
      <text:p text:style-name="P25"/>
      <text:p text:style-name="P25"/>
      <text:list xml:id="list327493467" text:style-name="L8">
        <text:list-item>
          <text:list>
            <text:list-item>
              <text:p text:style-name="P59">Speech Detection</text:p>
              <text:p text:style-name="P66"/>
            </text:list-item>
          </text:list>
        </text:list-item>
      </text:list>
      <text:p text:style-name="P26"/>
      <text:p text:style-name="P26"/>
      <text:p text:style-name="P26">Before we can continue with alignment, we need to detect pauses first. Dual problem to the one is a problem of detecting speeches.</text:p>
      <text:p text:style-name="P26"/>
      <text:p text:style-name="P26">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6">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6">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6"/>
      <text:p text:style-name="P26">We leave this problematic cases and focus only on situations where noise to signal ratio is low and we can utilize statistics to detect speech.</text:p>
      <text:p text:style-name="P26"/>
      <text:p text:style-name="P26">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6">This is preprocessing of the speech signal required by every single approach to either speech recognition or alignment. </text:p>
      <text:p text:style-name="P26">Nevertheless I'll show later, that it actually can be used to extract some alignment information after all.</text:p>
      <text:p text:style-name="P25"/>
      <text:p text:style-name="P25"/>
      <text:p text:style-name="P25"/>
      <text:p text:style-name="P25"/>
      <text:p text:style-name="P25"/>
      <text:p text:style-name="P25"><text:soft-page-break/></text:p>
      <text:p text:style-name="P25">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5"/>
      <text:p text:style-name="P25">The only problem is to find a threshold and to deal with consistency of being above it, since small peak can always happen in the background.</text:p>
      <text:p text:style-name="P25">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5"/>
      <text:p text:style-name="P25"/>
      <text:p text:style-name="P25">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5">Generally when signal average level from an input window (see 2.5) is larger than a signal threshold (given) and background average, than the window is classified as a speech.</text:p>
      <text:p text:style-name="P25"><draw:frame draw:style-name="fr4" draw:name="Obiekt90" text:anchor-type="as-char" svg:y="-0.1898in" svg:width="3.7362in" svg:height="0.2508in" draw:z-index="70"><draw:object xlink:href="./Object 90" xlink:type="simple" xlink:show="embed" xlink:actuate="onLoad"/><draw:image xlink:href="./ObjectReplacements/Object 90" xlink:type="simple" xlink:show="embed" xlink:actuate="onLoad"/></draw:frame></text:p>
      <text:p text:style-name="P25">And background average is updated.</text:p>
      <text:p text:style-name="P25"/>
      <text:p text:style-name="P25"/>
      <text:p text:style-name="P25">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5"/>
      <text:p text:style-name="P25"/>
      <text:p text:style-name="P25">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1532522908" text:style-name="L9">
        <text:list-item>
          <text:p text:style-name="P67">i.e. weighting frequencies depending on distance from normal distribution, what in theory should favour these bands, that are responsible for speech signal,</text:p>
        </text:list-item>
        <text:list-item>
          <text:p text:style-name="P67">applying logarithm or square root, to check how different band contribute to speech signal, by normalizing the power of each frequency</text:p>
        </text:list-item>
        <text:list-item>
          <text:p text:style-name="P67">counting how many times a magnitude of frequency exceeds an average value of a background</text:p>
        </text:list-item>
      </text:list>
      <text:p text:style-name="P25">Distance from a normal distribution actually found out, that lower frequencies have more irregular histogram, which agrees with consensus, that most important speech data are located at lower frequency bands. </text:p>
      <text:p text:style-name="P25">I also found out, that by increasing magnitude differences in favour of lower frequencies gave me better results, then decreasing them, what also agrees with above.</text:p>
      <text:p text:style-name="P25"/>
      <text:p text:style-name="P25"/>
      <text:p text:style-name="P25"/>
      <text:p text:style-name="P25"><text:soft-page-break/>Anyway after mingling with above ideas, my best working solution is to calculate average for the whole frequency spectrum (not only power), without any transformation to initial values (except for sphinx's preemphasizer transformation).</text:p>
      <text:p text:style-name="P25">Next step is to calculate background averages from the frame considered background, which is all frames where each frequency power is below average, so all frames for which below formula is equal 0</text:p>
      <text:p text:style-name="P25"><text:tab/><draw:frame draw:style-name="fr5" draw:name="Obiekt95" text:anchor-type="as-char" svg:y="-0.1898in" svg:width="4.4839in" svg:height="0.2752in" draw:z-index="104"><draw:object xlink:href="./Object 95" xlink:type="simple" xlink:show="embed" xlink:actuate="onLoad"/><draw:image xlink:href="./ObjectReplacements/Object 95" xlink:type="simple" xlink:show="embed" xlink:actuate="onLoad"/></draw:frame></text:p>
      <text:p text:style-name="P25"/>
      <text:p text:style-name="P25">For all these frame a background average is calculated.</text:p>
      <text:p text:style-name="P25">A frame is considered a speech frame if all frequency magnitudes are above a background average.</text:p>
      <text:p text:style-name="P25"/>
      <text:p text:style-name="P25">These is not enough though, because there are often frames inside a speech, which are quite low on volume. These are pauses between phonemes, or some frames of quiet talking (at the end of sentence usually), which didn't not passed the above filter.</text:p>
      <text:p text:style-name="P25">However it is enough to find all interesting parts, but the granularity is to big for my purposes.</text:p>
      <text:p text:style-name="P25"/>
      <text:p text:style-name="P25">To deal with great granularity I marked all the frames, which didn't pass through filter, but where surrounded by frames, that did, as a speech as well.</text:p>
      <text:p text:style-name="P25">The reason for that, is to remove all the short pauses, because they don't have value for pause based alignment and might even be an actual speech. My choice was to mark as a speech all pauses that were shorter than 300ms.</text:p>
      <text:p text:style-name="P25"/>
      <text:p text:style-name="P25">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5"/>
      <text:p text:style-name="P25"/>
      <text:list xml:id="list2167926401" text:continue-list="list327493467" text:style-name="L8">
        <text:list-item>
          <text:list>
            <text:list-item>
              <text:p text:style-name="P59">Text to sentences split</text:p>
            </text:list-item>
          </text:list>
        </text:list-item>
      </text:list>
      <text:p text:style-name="P20"/>
      <text:p text:style-name="P26">Before we can continue with alignment, we still would like to have text split to sentences.<text:span text:style-name="T8"> </text:span>It is necessary to have a certain knowledge about punctuation in a given language. </text:p>
      <text:p text:style-name="P26">Many modern languages use similar punctuation symbols for marking sentence or sub-sentences,</text:p>
      <text:p text:style-name="P26">but we still need to know a given language alphabet.</text:p>
      <text:p text:style-name="P26"/>
      <text:p text:style-name="P26">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6"/>
      <text:p text:style-name="P26">Couple of details are to be dealt with. Not only alphanumeric characters make a word, i.e. a `'` is also a character, that must be treated as part of speech character at this point, although later on it may not be.</text:p>
      <text:p text:style-name="P26"/>
      <text:p text:style-name="P26">Another is that, a sequence of white character might also be a separation. A title for example might not be separated by a dot mark, but only be a series of line breaks. Generally more than one line break is considered a pause indicator.</text:p>
      <text:p text:style-name="P26"/>
      <text:list xml:id="list1732285915" text:continue-numbering="true" text:style-name="L8">
        <text:list-item>
          <text:list>
            <text:list-item>
              <text:p text:style-name="P59"><text:soft-page-break/>Estimating time</text:p>
            </text:list-item>
          </text:list>
        </text:list-item>
      </text:list>
      <text:p text:style-name="P26"/>
      <text:p text:style-name="P26"/>
      <text:p text:style-name="P26">We want to match a given sequence of speeches in a form of time intervals to sentences in a form of word list.</text:p>
      <text:p text:style-name="P26"/>
      <text:p text:style-name="P26">Given:</text:p>
      <text:p text:style-name="P26"><text:tab/><draw:frame draw:style-name="fr4" draw:name="Obiekt19" text:anchor-type="as-char" svg:y="-0.1854in" svg:width="1.0354in" svg:height="0.2618in" draw:z-index="57"><draw:object xlink:href="./Object 19" xlink:type="simple" xlink:show="embed" xlink:actuate="onLoad"/><draw:image xlink:href="./ObjectReplacements/Object 19" xlink:type="simple" xlink:show="embed" xlink:actuate="onLoad"/></draw:frame> <text:tab/>– time intervals</text:p>
      <text:p text:style-name="P26"><text:tab/><draw:frame draw:style-name="fr4" draw:name="Obiekt20" text:anchor-type="as-char" svg:y="-0.1854in" svg:width="1.3409in" svg:height="0.2618in" draw:z-index="58"><draw:object xlink:href="./Object 20" xlink:type="simple" xlink:show="embed" xlink:actuate="onLoad"/><draw:image xlink:href="./ObjectReplacements/Object 20" xlink:type="simple" xlink:show="embed" xlink:actuate="onLoad"/></draw:frame> <text:tab/>– sequence of list of words</text:p>
      <text:p text:style-name="P26"/>
      <text:p text:style-name="P26">First we need create a method for estimating time, that it takes to speak a given sentences or any chunk of text.</text:p>
      <text:p text:style-name="P26"/>
      <text:p text:style-name="P26"/>
      <text:p text:style-name="P26">A simple approach to this problem is to estimate a time to say a single character and use it to estimate time for whole sentence.</text:p>
      <text:p text:style-name="P26"/>
      <text:p text:style-name="P26"><text:tab/><draw:frame draw:style-name="fr4" draw:name="Obiekt21" text:anchor-type="as-char" svg:y="-0.3811in" svg:width="3.211in" svg:height="0.7047in" draw:z-index="59"><draw:object xlink:href="./Object 21" xlink:type="simple" xlink:show="embed" xlink:actuate="onLoad"/><draw:image xlink:href="./ObjectReplacements/Object 21" xlink:type="simple" xlink:show="embed" xlink:actuate="onLoad"/></draw:frame></text:p>
      <text:p text:style-name="P28"/>
      <text:p text:style-name="P26"><text:span text:style-name="T13"><text:tab/></text:span><text:span text:style-name="T13"><draw:frame draw:style-name="fr4" draw:name="Obiekt22" text:anchor-type="as-char" svg:y="-0.2126in" svg:width="3.589in" svg:height="0.328in" draw:z-index="60"><draw:object xlink:href="./Object 22" xlink:type="simple" xlink:show="embed" xlink:actuate="onLoad"/><draw:image xlink:href="./ObjectReplacements/Object 22" xlink:type="simple" xlink:show="embed" xlink:actuate="onLoad"/></draw:frame></text:span></text:p>
      <text:p text:style-name="P28"/>
      <text:p text:style-name="P28"/>
      <text:p text:style-name="P28">Although I added additional factor, which is an estimation of how much time would take on average to say a single word from a text:</text:p>
      <text:p text:style-name="P28"/>
      <text:p text:style-name="P28"><text:s text:c="12"/><draw:frame draw:style-name="fr4" draw:name="Obiekt91" text:anchor-type="as-char" svg:y="-0.3811in" svg:width="2.9591in" svg:height="0.7047in" draw:z-index="61"><draw:object xlink:href="./Object 91" xlink:type="simple" xlink:show="embed" xlink:actuate="onLoad"/><draw:image xlink:href="./ObjectReplacements/Object 91" xlink:type="simple" xlink:show="embed" xlink:actuate="onLoad"/><svg:desc>formuła</svg:desc></draw:frame></text:p>
      <text:p text:style-name="P28"/>
      <text:p text:style-name="P28">The actual estimation of text chunk is combination of above values in ratio: <draw:frame draw:style-name="fr4" draw:name="Obiekt92" text:anchor-type="as-char" svg:y="-0.1898in" svg:width="5.811in" svg:height="0.2508in" draw:z-index="62"><draw:object xlink:href="./Object 92" xlink:type="simple" xlink:show="embed" xlink:actuate="onLoad"/><draw:image xlink:href="./ObjectReplacements/Object 92" xlink:type="simple" xlink:show="embed" xlink:actuate="onLoad"/></draw:frame></text:p>
      <text:p text:style-name="P28"/>
      <text:p text:style-name="P28"/>
      <text:p text:style-name="P28">The values above are derived from purely empirical observations and tweaked without further testing.</text:p>
      <text:p text:style-name="P28"/>
      <text:p text:style-name="P26"/>
      <text:p text:style-name="P26"/>
      <text:p text:style-name="P26"/>
      <text:p text:style-name="P26"/>
      <text:p text:style-name="P26"/>
      <text:p text:style-name="P26"/>
      <text:p text:style-name="P26"><text:soft-page-break/></text:p>
      <text:list xml:id="list805194562" text:continue-numbering="true" text:style-name="L8">
        <text:list-item>
          <text:list>
            <text:list-item>
              <text:p text:style-name="P59">Alignment</text:p>
            </text:list-item>
          </text:list>
        </text:list-item>
      </text:list>
      <text:p text:style-name="P28"/>
      <text:p text:style-name="P28"/>
      <text:p text:style-name="P28"/>
      <text:p text:style-name="P28">We would like to minimize the difference of the estimated time and a speech time:</text:p>
      <text:p text:style-name="P26"><text:span text:style-name="T13"><text:tab/></text:span><text:span text:style-name="T13"><draw:frame draw:style-name="fr4" draw:name="Obiekt23" text:anchor-type="as-char" svg:y="-0.2161in" svg:width="5.5173in" svg:height="0.3339in" draw:z-index="53"><draw:object xlink:href="./Object 23" xlink:type="simple" xlink:show="embed" xlink:actuate="onLoad"/><draw:image xlink:href="./ObjectReplacements/Object 23" xlink:type="simple" xlink:show="embed" xlink:actuate="onLoad"/></draw:frame></text:span></text:p>
      <text:p text:style-name="P28"/>
      <text:p text:style-name="P28"/>
      <text:p text:style-name="P28">This problem is easily solvable with dynamic programming.</text:p>
      <text:p text:style-name="P28"/>
      <text:p text:style-name="P28">We iterate over speeches.</text:p>
      <text:p text:style-name="P28">At k-th iteration a vector of partial results are kept. The i-th element of vector contains a result of matching first k speeches and first i sentences.</text:p>
      <text:p text:style-name="P28"/>
      <text:p text:style-name="P28">Initial values of the vector is matching of first speech part with first i chunks:</text:p>
      <text:p text:style-name="P28"><text:s text:c="15"/><draw:frame draw:style-name="fr4" draw:name="Obiekt93" text:anchor-type="as-char" svg:y="-0.3516in" svg:width="4.0563in" svg:height="0.5626in" draw:z-index="54"><draw:object xlink:href="./Object 93" xlink:type="simple" xlink:show="embed" xlink:actuate="onLoad"/><draw:image xlink:href="./ObjectReplacements/Object 93" xlink:type="simple" xlink:show="embed" xlink:actuate="onLoad"/></draw:frame></text:p>
      <text:p text:style-name="P28"/>
      <text:p text:style-name="P28">Next values are calculated based on the previous results:</text:p>
      <text:p text:style-name="P28"><text:tab/><draw:frame draw:style-name="fr4" draw:name="Obiekt94" text:anchor-type="as-char" svg:y="-0.3508in" svg:width="5.9366in" svg:height="0.561in" draw:z-index="55"><draw:object xlink:href="./Object 94" xlink:type="simple" xlink:show="embed" xlink:actuate="onLoad"/><draw:image xlink:href="./ObjectReplacements/Object 94" xlink:type="simple" xlink:show="embed" xlink:actuate="onLoad"/></draw:frame></text:p>
      <text:p text:style-name="P28"/>
      <text:p text:style-name="P28">Sum of estimated of text chunks would be quite consuming to calculate at each iteration, but it can be precomputed.</text:p>
      <text:p text:style-name="P28">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28">It does improve the algorithm though, because of some short speech leftovers, which actually are part of previously matched sentence.</text:p>
      <text:p text:style-name="P28"/>
      <text:p text:style-name="P28">At the end we have a best time difference of the matching. To recreate a matching, one could iterate backwards over partial values, or as I did it, to store separately, when calculating values, indexes of previous results, that maximize the current ones.</text:p>
      <text:p text:style-name="P28">At end I traverse back through these indexes to produce a matching. Empty matching is considered to be merged with previous matching (i.e. two speeches ↔ text chunks).</text:p>
      <text:p text:style-name="P28"/>
      <text:p text:style-name="P28"/>
      <text:p text:style-name="P28">From results labels are produced for given time interval with a merged text of the matched chunks.</text:p>
      <text:p text:style-name="P28"/>
      <text:p text:style-name="P28"/>
      <text:p text:style-name="P28"><text:soft-page-break/></text:p>
      <text:p text:style-name="P28">Small amendment was added to time difference calculation, to favour alignment of small chunks,</text:p>
      <text:p text:style-name="P28">by multiplying times by a constant factor greater than 1.</text:p>
      <text:p text:style-name="P28"/>
      <text:p text:style-name="P28">The reasons are:</text:p>
      <text:list xml:id="list293249221" text:style-name="L11">
        <text:list-item>
          <text:p text:style-name="P69">small chunks are often better defined, there are shouts, commands, remarks etc. and are clearly distinguish in both text and speech</text:p>
        </text:list-item>
        <text:list-item>
          <text:p text:style-name="P69">are rare and are surrounded by bigger neighbour and because of that, they may behave as additional anchors</text:p>
        </text:list-item>
        <text:list-item>
          <text:p text:style-name="P69">small parts are better for training for other approaches, so we want them to be more correct</text:p>
        </text:list-item>
      </text:list>
      <text:p text:style-name="P28"/>
      <text:p text:style-name="P28">These algorithm could be further improved in many ways. From tweaking magic constants, using additional information to obtain some additional anchorage (like volume increase as an indicator of sentence/word start), and by realignment of larger chunks.</text:p>
      <text:p text:style-name="P28">The problem is, that these is a blind path and it is quite certain, that outstanding results is impossible.</text:p>
      <text:p text:style-name="P28">It might be a good idea for a starting alignment, which will be used by different methods, but at the end, we can't possibly expect too much from this method.</text:p>
      <text:p text:style-name="P28"/>
      <text:p text:style-name="P28"/>
      <text:p text:style-name="P28">I also experimented with running above algorithm multiple times while removing first and last labeled speech, however these produced worse results.</text:p>
      <text:p text:style-name="P28"/>
      <text:p text:style-name="P28"/>
      <text:p text:style-name="P13">4.5. Results</text:p>
      <text:p text:style-name="P28"/>
      <text:p text:style-name="P28">Results are calculated based on word alignment of better methods.</text:p>
      <text:p text:style-name="P28"/>
      <text:p text:style-name="P28">By having word labels an efficiency of above method was tested in two ways:</text:p>
      <text:list xml:id="list1319317246" text:style-name="L14">
        <text:list-item>
          <text:p text:style-name="P70">for a given label find words which produce the label,</text:p>
          <text:p text:style-name="P70">merge the word times to produce total time of the text chunk,</text:p>
          <text:p text:style-name="P70">give some statistics about time differences</text:p>
        </text:list-item>
        <text:list-item>
          <text:p text:style-name="P70">for a given label find words that are located within the time frame</text:p>
          <text:p text:style-name="P70">produce a chunk, which should equal to a labelled chunk</text:p>
          <text:p text:style-name="P70">count the biggest word difference between the texts by formula below:</text:p>
          <text:list>
            <text:list-header>
              <text:p text:style-name="P70"><draw:frame draw:style-name="fr5" draw:name="Obiekt96" text:anchor-type="as-char" svg:y="-0.1898in" svg:width="4.9429in" svg:height="0.2508in" draw:z-index="105"><draw:object xlink:href="./Object 96" xlink:type="simple" xlink:show="embed" xlink:actuate="onLoad"/><draw:image xlink:href="./ObjectReplacements/Object 96" xlink:type="simple" xlink:show="embed" xlink:actuate="onLoad"/></draw:frame></text:p>
            </text:list-header>
          </text:list>
          <text:p text:style-name="P70">produce statistics about the word differences</text:p>
        </text:list-item>
      </text:list>
      <text:p text:style-name="P28"/>
      <text:p text:style-name="P28"/>
      <text:p text:style-name="P28">For a testing recording of “Doktor Piotr” by Stefan Żeromski, which is 80minute long and consists 1886 sentences, the algorithm produced 503 labelled chunks.</text:p>
      <text:p text:style-name="P28"/>
      <text:p text:style-name="P28"/>
      <text:p text:style-name="P28"/>
      <text:p text:style-name="P28"/>
      <text:p text:style-name="P28"/>
      <text:p text:style-name="P28"/>
      <text:p text:style-name="P28"><text:soft-page-break/></text:p>
      <text:p text:style-name="P28">The statistics are:</text:p>
      <text:list xml:id="list90429470" text:style-name="L15">
        <text:list-item>
          <text:p text:style-name="P71">time differences:</text:p>
        </text:list-item>
        <text:list-item>
          <text:p text:style-name="P86">there were 154 chunks which time frame where within a 0.5s difference, </text:p>
        </text:list-item>
        <text:list-item>
          <text:p text:style-name="P86">average time difference was <text:s/>5.24s</text:p>
        </text:list-item>
        <text:list-item>
          <text:p text:style-name="P86">standard deviation was 5.23s</text:p>
        </text:list-item>
        <text:list-item>
          <text:p text:style-name="P86">maximum time difference was 37.9s</text:p>
        </text:list-item>
        <text:list-item>
          <text:p text:style-name="P71">word differences:</text:p>
        </text:list-item>
      </text:list>
      <text:p text:style-name="P28"><draw:frame draw:style-name="fr6" draw:name="Obiekt97" text:anchor-type="paragraph" svg:x="-0.0618in" svg:y="0.1311in" svg:width="6.2984in" svg:height="3.5429in" draw:z-index="106"><draw:object xlink:href="./Object 97" xlink:type="simple" xlink:show="embed" xlink:actuate="onLoad"/><draw:image xlink:href="./ObjectReplacements/Object 97" xlink:type="simple" xlink:show="embed" xlink:actuate="onLoad"/></draw:frame></text:p>
      <text:list xml:id="list444907107" text:continue-numbering="true" text:style-name="L15">
        <text:list-item>
          <text:p text:style-name="P86">179 chunks had 0 difference in words</text:p>
        </text:list-item>
        <text:list-item>
          <text:p text:style-name="P86">54 chunks where different by 1 word (missing or additional)</text:p>
        </text:list-item>
        <text:list-item>
          <text:p text:style-name="P86">20 different by 2 words</text:p>
        </text:list-item>
        <text:list-item>
          <text:p text:style-name="P86">94 with a difference over 10 words</text:p>
        </text:list-item>
      </text:list>
      <text:p text:style-name="P28"/>
      <text:p text:style-name="P28"/>
      <text:p text:style-name="P28">The time statistics are showing a bit worse results, because word labels are more precise than chunk time frames. </text:p>
      <text:p text:style-name="P28"/>
      <text:p text:style-name="P28"/>
      <text:p text:style-name="P28">The results are within expectations, after all it is very crude algorithm. It probably could be improved though, however it is hard without introducing much more knowledge about language and possibly some additional training data (i.e. time of phonemes).</text:p>
      <text:p text:style-name="P28"/>
      <text:p text:style-name="P28"/>
      <text:p text:style-name="P28"/>
      <text:p text:style-name="P28"/>
      <text:p text:style-name="P28"/>
      <text:p text:style-name="P13"><text:soft-page-break/>5. Audio based alignment.</text:p>
      <text:p text:style-name="P28"/>
      <text:p text:style-name="P28"/>
      <text:p text:style-name="P28"/>
      <text:p text:style-name="P28"/>
      <text:p text:style-name="P28"/>
      <text:p text:style-name="P28"/>
      <text:list xml:id="list160525076" text:style-name="L12">
        <text:list-item>
          <text:list>
            <text:list-item>
              <text:p text:style-name="P62">Grapheme to phoneme conversion grammar.</text:p>
            </text:list-item>
          </text:list>
        </text:list-item>
      </text:list>
      <text:p text:style-name="P29"/>
      <text:p text:style-name="P28">For the purpose of speech recognition we require very accurate dictionaries of each trained word and its phonetic represantation.</text:p>
      <text:p text:style-name="P28">Although we are dealing here with a slightly easier problem and only an aproximation of phonetic description can be used. My proposal is to use a conversion grammar, which assigns a sequence of phonemes to given sequence of graphemes.</text:p>
      <text:p text:style-name="P28">The idea behind is, that we don't really want to distinguish certain words and we can merge similar phones in single phoneme and use only one of that. It will work as far as we still can distinguish each phones in a any given word. Which means, that our phonetic conversion must have the same amount of phonemes as there are distinguished phones and each used phoneme should stand out from the neighboring phonemes.</text:p>
      <text:p text:style-name="P28"/>
      <text:p text:style-name="P28">It seems, that for polish language it works well enough.</text:p>
      <text:p text:style-name="P28"/>
      <text:p text:style-name="P22"/>
      <text:list xml:id="list1560915188" text:continue-numbering="true" text:style-name="L12">
        <text:list-item>
          <text:list>
            <text:list-item>
              <text:p text:style-name="P62">Differences between english, russian and polish phonetics</text:p>
            </text:list-item>
          </text:list>
        </text:list-item>
      </text:list>
      <text:p text:style-name="P22"/>
      <text:p text:style-name="P23"/>
      <text:list xml:id="list1469864762" text:continue-numbering="true" text:style-name="L12">
        <text:list-item>
          <text:list>
            <text:list-item>
              <text:p text:style-name="P62">Similar language audio model alignment.</text:p>
            </text:list-item>
          </text:list>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Bibliography</text:p>
      <text:p text:style-name="P10"/>
      <text:list xml:id="list1901758519" text:style-name="L13">
        <text:list-item>
          <text:p text:style-name="P72">Houghton Mifflin Company. <text:span text:style-name="T10">The American Heritage Dictionary of the English Language,</text:span> Fourth Edition, 2000.</text:p>
        </text:list-item>
        <text:list-item>
          <text:p text:style-name="P72">Prof. W. Alberti. <text:span text:style-name="T10">The anatomy and physiology of the ear and hearing.</text:span></text:p>
        </text:list-item>
        <text:list-item>
          <text:p text:style-name="P72">Prof. Joseph Picone <text:span text:style-name="T10">Fundamentals of speech recognition</text:span></text:p>
        </text:list-item>
        <text:list-item>
          <text:p text:style-name="P72">Olson Harry F. (1967) M<text:span text:style-name="T10">usic, Physics and Engineering</text:span></text:p>
        </text:list-item>
        <text:list-item>
          <text:p text:style-name="P72"><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72"><text:span text:style-name="T11">Douglas O'Shaughnessy (1987) </text:span><text:span text:style-name="T10">Speech communication: human and machine.</text:span></text:p>
        </text:list-item>
        <text:list-item>
          <text:p text:style-name="P72"><text:span text:style-name="T11">Zwicker E. (1961) </text:span><text:span text:style-name="T10">Subdivision of the audible frequency range into critical bands.</text:span></text:p>
        </text:list-item>
        <text:list-item>
          <text:p text:style-name="P72"><text:span text:style-name="T11">H.P. Combrinck and E.C. Botha </text:span><text:span text:style-name="T10">On The Mel-scaled Cepstrum </text:span></text:p>
        </text:list-item>
        <text:list-item>
          <text:p text:style-name="P73">Welch P. (1967) <text:span text:style-name="T10">The use of fast Fourier Transform for the estimation of power spectra: A method based on time averaging over short, modified periodograms</text:span></text:p>
        </text:list-item>
        <text:list-item>
          <text:p text:style-name="P73">Steven W. Smith <text:span text:style-name="T10">The scientist and engineer's guide to digital signal processing.</text:span></text:p>
        </text:list-item>
        <text:list-item>
          <text:p text:style-name="P73">Mark A. Pinsky <text:span text:style-name="T10">Introduction to Fourier analysis and wavelets</text:span></text:p>
        </text:list-item>
        <text:list-item>
          <text:p text:style-name="P73">B.P. Bogert, M. J. R. Healy, J. W. Tukey <text:span text:style-name="T10">The Quefrency Alanysis of Time Series for Echoes: Cepstrum, Psuedo-Autocovariance, Cross-cepstrum and Saphe Cracking </text:span></text:p>
        </text:list-item>
        <text:list-item>
          <text:p text:style-name="P73">Seyed Hamidreza Mohammadi, Hossein Sameti, Amirhossein Tavanaei, Ali Soltani-Farani </text:p>
          <text:p text:style-name="P75">Filter-bank design based on dependencies between frequency components and phonem characteristic</text:p>
        </text:list-item>
        <text:list-item>
          <text:p text:style-name="P74">Dr. James Glass, prof. Victor Zue <text:span text:style-name="T10">Automatic Speech Recognition MIT course.</text:span></text:p>
        </text:list-item>
        <text:list-item>
          <text:p text:style-name="P74">Daniel Jurafsky, James H. Martin <text:span text:style-name="T10">Speech and language processing</text:span></text:p>
        </text:list-item>
        <text:list-item>
          <text:p text:style-name="P74">B. Plannerer <text:span text:style-name="T10">An Introduction to Speech Recognition </text:span></text:p>
        </text:list-item>
        <text:list-item>
          <text:p text:style-name="P74">Davis, Marmelstein (1980 <text:span text:style-name="T10">Comparison of parametric representation of monosyllable word recognition in continously spoken sentences</text:span></text:p>
        </text:list-item>
        <text:list-item>
          <text:p text:style-name="P74">Ahmed N., Natarjan T., Rao K.R. (1974) <text:span text:style-name="T10">Discrete Cosine Transform</text:span></text:p>
        </text:list-item>
        <text:list-item>
          <text:p text:style-name="P74">Syed Ali Khayam <text:span text:style-name="T10">The Discrete Cosine Transform (DCT): Theory and Application </text:span></text:p>
        </text:list-item>
        <text:list-item>
          <text:p text:style-name="P74">Crystal David <text:span text:style-name="T10">Linguistic</text:span></text:p>
        </text:list-item>
        <text:list-item>
          <text:p text:style-name="P74">Chomsky N., Halle M.<text:span text:style-name="T10"> The sound pattern of English</text:span></text:p>
        </text:list-item>
        <text:list-item>
          <text:p text:style-name="P74">Jagodziński G. <text:span text:style-name="T10">Gramatyka języka polskiego.</text:span></text:p>
        </text:list-item>
        <text:list-item>
          <text:p text:style-name="P74">J.L. Rodgers, W.A.Nicewander <text:span text:style-name="T10">Thirteen ways to look at the correlation coefficient.</text:span></text:p>
        </text:list-item>
        <text:list-item>
          <text:p text:style-name="P74">Jae Myung <text:span text:style-name="T10">Tutorial on maximum likelihood estimation</text:span></text:p>
        </text:list-item>
        <text:list-item>
          <text:p text:style-name="P74">Prof. A. Moore <text:span text:style-name="T10">Clustering with Gaussian Mixtures</text:span></text:p>
        </text:list-item>
        <text:list-item>
          <text:p text:style-name="P74">Jeff A. Bilmes<text:span text:style-name="T10"> A Gentle Tutorial of the EM Algorithm and its Application to Parameter Estimation for Gaussian Mixture and Hidden Markov Model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14T13:40:50</dc:date>
    <dc:creator>bartek </dc:creator>
    <meta:editing-duration>P1DT18H34M22S</meta:editing-duration>
    <meta:editing-cycles>1277</meta:editing-cycles>
    <meta:document-statistic meta:table-count="0" meta:image-count="13" meta:object-count="97" meta:page-count="33" meta:paragraph-count="426" meta:word-count="6942" meta:character-count="41960" meta:non-whitespace-character-count="35170"/>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